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fo:font-size="11pt" style:font-size-asian="11pt" style:font-size-complex="11pt"/>
    </style:style>
    <style:style style:name="P2" style:family="paragraph" style:parent-style-name="Standard" style:list-style-name="L1">
      <style:text-properties style:font-name="Tahoma" fo:font-size="11pt" style:font-size-asian="11pt" style:font-size-complex="11pt"/>
    </style:style>
    <style:style style:name="P3" style:family="paragraph" style:parent-style-name="Standard" style:list-style-name="L1">
      <style:text-properties style:font-name="Tahoma" fo:font-size="11pt" style:font-size-asian="11pt" style:font-size-complex="11pt"/>
    </style:style>
    <style:style style:name="P4" style:family="paragraph" style:parent-style-name="Standard" style:list-style-name="L3">
      <style:text-properties style:font-name="Tahoma" fo:font-size="11pt" style:font-size-asian="11pt" style:font-size-complex="11pt"/>
    </style:style>
    <style:style style:name="P5" style:family="paragraph" style:parent-style-name="Standard" style:list-style-name="L3">
      <style:text-properties style:font-name="Tahoma" fo:font-size="11pt" style:font-size-asian="11pt" style:font-size-complex="11pt"/>
    </style:style>
    <style:style style:name="P6" style:family="paragraph" style:parent-style-name="Standard" style:list-style-name="L3">
      <style:text-properties style:font-name="Tahoma" fo:font-size="11pt" style:font-size-asian="11pt" style:font-size-complex="11pt"/>
    </style:style>
    <style:style style:name="P7" style:family="paragraph" style:parent-style-name="Standard" style:list-style-name="L4">
      <style:text-properties style:font-name="Tahoma" fo:font-size="11pt" style:font-size-asian="11pt" style:font-size-complex="11pt"/>
    </style:style>
    <style:style style:name="P8" style:family="paragraph" style:parent-style-name="Standard" style:list-style-name="L5">
      <style:text-properties style:font-name="Tahoma" fo:font-size="11pt" style:font-size-asian="11pt" style:font-size-complex="11pt"/>
    </style:style>
    <style:style style:name="P9" style:family="paragraph" style:parent-style-name="Standard" style:list-style-name="L6">
      <style:text-properties style:font-name="Tahoma" fo:font-size="11pt" style:font-size-asian="11pt" style:font-size-complex="11pt"/>
    </style:style>
    <style:style style:name="P10" style:family="paragraph" style:parent-style-name="Standard" style:list-style-name="L7">
      <style:text-properties style:font-name="Tahoma" fo:font-size="11pt" style:font-size-asian="11pt" style:font-size-complex="11pt"/>
    </style:style>
    <style:style style:name="P11" style:family="paragraph" style:parent-style-name="Standard" style:list-style-name="L8">
      <style:text-properties style:font-name="Tahoma" fo:font-size="11pt" style:font-size-asian="11pt" style:font-size-complex="11pt"/>
    </style:style>
    <style:style style:name="P12" style:family="paragraph" style:parent-style-name="Standard" style:list-style-name="L9">
      <style:text-properties style:font-name="Tahoma" fo:font-size="11pt" style:font-size-asian="11pt" style:font-size-complex="11pt"/>
    </style:style>
    <style:style style:name="P13" style:family="paragraph" style:parent-style-name="Standard" style:list-style-name="L10">
      <style:text-properties style:font-name="Tahoma" fo:font-size="11pt" style:font-size-asian="11pt" style:font-size-complex="11pt"/>
    </style:style>
    <style:style style:name="P14" style:family="paragraph" style:parent-style-name="Standard" style:list-style-name="L11">
      <style:text-properties style:font-name="Tahoma" fo:font-size="11pt" style:font-size-asian="11pt" style:font-size-complex="11pt"/>
    </style:style>
    <style:style style:name="P15" style:family="paragraph" style:parent-style-name="Standard" style:list-style-name="L12">
      <style:text-properties style:font-name="Tahoma" fo:font-size="11pt" style:font-size-asian="11pt" style:font-size-complex="11pt"/>
    </style:style>
    <style:style style:name="P16" style:family="paragraph" style:parent-style-name="Standard" style:list-style-name="L13">
      <style:text-properties style:font-name="Tahoma" fo:font-size="11pt" style:font-size-asian="11pt" style:font-size-complex="11pt"/>
    </style:style>
    <style:style style:name="P17" style:family="paragraph" style:parent-style-name="Standard" style:list-style-name="L14">
      <style:text-properties style:font-name="Tahoma" fo:font-size="11pt" style:font-size-asian="11pt" style:font-size-complex="11pt"/>
    </style:style>
    <style:style style:name="P18" style:family="paragraph" style:parent-style-name="Standard" style:list-style-name="L15">
      <style:text-properties style:font-name="Tahoma" fo:font-size="11pt" style:font-size-asian="11pt" style:font-size-complex="11pt"/>
    </style:style>
    <style:style style:name="P19" style:family="paragraph" style:parent-style-name="Standard" style:list-style-name="L16">
      <style:text-properties style:font-name="Tahoma" fo:font-size="11pt" style:font-size-asian="11pt" style:font-size-complex="11pt"/>
    </style:style>
    <style:style style:name="P20" style:family="paragraph" style:parent-style-name="Standard" style:list-style-name="L17">
      <style:text-properties style:font-name="Tahoma" fo:font-size="11pt" style:font-size-asian="11pt" style:font-size-complex="11pt"/>
    </style:style>
    <style:style style:name="P21" style:family="paragraph" style:parent-style-name="Standard" style:list-style-name="L18">
      <style:text-properties style:font-name="Tahoma" fo:font-size="11pt" style:font-size-asian="11pt" style:font-size-complex="11pt"/>
    </style:style>
    <style:style style:name="P22" style:family="paragraph" style:parent-style-name="Standard" style:list-style-name="L19">
      <style:text-properties style:font-name="Tahoma" fo:font-size="11pt" style:font-size-asian="11pt" style:font-size-complex="11pt"/>
    </style:style>
    <style:style style:name="P23" style:family="paragraph" style:parent-style-name="Standard" style:list-style-name="L20">
      <style:text-properties style:font-name="Tahoma" fo:font-size="11pt" style:font-size-asian="11pt" style:font-size-complex="11pt"/>
    </style:style>
    <style:style style:name="P24" style:family="paragraph" style:parent-style-name="Standard" style:list-style-name="L21">
      <style:text-properties style:font-name="Tahoma" fo:font-size="11pt" style:font-size-asian="11pt" style:font-size-complex="11pt"/>
    </style:style>
    <style:style style:name="P25" style:family="paragraph" style:parent-style-name="Standard" style:list-style-name="L22">
      <style:text-properties style:font-name="Tahoma" fo:font-size="11pt" style:font-size-asian="11pt" style:font-size-complex="11pt"/>
    </style:style>
    <style:style style:name="P26" style:family="paragraph" style:parent-style-name="Standard" style:list-style-name="L23">
      <style:text-properties style:font-name="Tahoma" fo:font-size="11pt" style:font-size-asian="11pt" style:font-size-complex="11pt"/>
    </style:style>
    <style:style style:name="P27" style:family="paragraph" style:parent-style-name="Standard" style:list-style-name="L24">
      <style:text-properties style:font-name="Tahoma" fo:font-size="11pt" style:font-size-asian="11pt" style:font-size-complex="11pt"/>
    </style:style>
    <style:style style:name="P28" style:family="paragraph" style:parent-style-name="Standard" style:list-style-name="L25">
      <style:text-properties style:font-name="Tahoma" fo:font-size="11pt" style:font-size-asian="11pt" style:font-size-complex="11pt"/>
    </style:style>
    <style:style style:name="P29" style:family="paragraph" style:parent-style-name="Standard" style:list-style-name="L26">
      <style:text-properties style:font-name="Tahoma" fo:font-size="11pt" style:font-size-asian="11pt" style:font-size-complex="11pt"/>
    </style:style>
    <style:style style:name="P30" style:family="paragraph" style:parent-style-name="Standard" style:list-style-name="L27">
      <style:text-properties style:font-name="Tahoma" fo:font-size="11pt" style:font-size-asian="11pt" style:font-size-complex="11pt"/>
    </style:style>
    <style:style style:name="P31" style:family="paragraph" style:parent-style-name="Standard" style:list-style-name="L28">
      <style:text-properties style:font-name="Tahoma" fo:font-size="11pt" style:font-size-asian="11pt" style:font-size-complex="11pt"/>
    </style:style>
    <style:style style:name="P32" style:family="paragraph" style:parent-style-name="Standard" style:list-style-name="L29">
      <style:text-properties style:font-name="Tahoma" fo:font-size="11pt" style:font-size-asian="11pt" style:font-size-complex="11pt"/>
    </style:style>
    <style:style style:name="P33" style:family="paragraph" style:parent-style-name="Standard" style:list-style-name="L30">
      <style:text-properties style:font-name="Tahoma" fo:font-size="11pt" style:font-size-asian="11pt" style:font-size-complex="11pt"/>
    </style:style>
    <style:style style:name="P34" style:family="paragraph" style:parent-style-name="Standard" style:list-style-name="L31">
      <style:text-properties style:font-name="Tahoma" fo:font-size="11pt" style:font-size-asian="11pt" style:font-size-complex="11pt"/>
    </style:style>
    <style:style style:name="P35" style:family="paragraph" style:parent-style-name="Standard" style:list-style-name="L32">
      <style:text-properties style:font-name="Tahoma" fo:font-size="11pt" style:font-size-asian="11pt" style:font-size-complex="11pt"/>
    </style:style>
    <style:style style:name="P36" style:family="paragraph" style:parent-style-name="Standard" style:list-style-name="L33">
      <style:text-properties style:font-name="Tahoma" fo:font-size="11pt" style:font-size-asian="11pt" style:font-size-complex="11pt"/>
    </style:style>
    <style:style style:name="P37" style:family="paragraph" style:parent-style-name="Standard" style:list-style-name="L34">
      <style:text-properties style:font-name="Tahoma" fo:font-size="11pt" style:font-size-asian="11pt" style:font-size-complex="11pt"/>
    </style:style>
    <style:style style:name="P38" style:family="paragraph" style:parent-style-name="Standard" style:list-style-name="L35">
      <style:text-properties style:font-name="Tahoma" fo:font-size="11pt" style:font-size-asian="11pt" style:font-size-complex="11pt"/>
    </style:style>
    <style:style style:name="P39" style:family="paragraph" style:parent-style-name="Standard" style:list-style-name="L36">
      <style:text-properties style:font-name="Tahoma" fo:font-size="11pt" style:font-size-asian="11pt" style:font-size-complex="11pt"/>
    </style:style>
    <style:style style:name="P40" style:family="paragraph" style:parent-style-name="Standard" style:list-style-name="L37">
      <style:text-properties style:font-name="Tahoma" fo:font-size="11pt" style:font-size-asian="11pt" style:font-size-complex="11pt"/>
    </style:style>
    <style:style style:name="P41" style:family="paragraph" style:parent-style-name="Standard" style:list-style-name="L38">
      <style:text-properties style:font-name="Tahoma" fo:font-size="11pt" style:font-size-asian="11pt" style:font-size-complex="11pt"/>
    </style:style>
    <style:style style:name="P42" style:family="paragraph" style:parent-style-name="Standard" style:list-style-name="L39">
      <style:text-properties style:font-name="Tahoma" fo:font-size="11pt" style:font-size-asian="11pt" style:font-size-complex="11pt"/>
    </style:style>
    <style:style style:name="P43" style:family="paragraph" style:parent-style-name="Standard" style:list-style-name="L40">
      <style:text-properties style:font-name="Tahoma" fo:font-size="11pt" style:font-size-asian="11pt" style:font-size-complex="11pt"/>
    </style:style>
    <style:style style:name="P44" style:family="paragraph" style:parent-style-name="Standard" style:list-style-name="L41">
      <style:text-properties style:font-name="Tahoma" fo:font-size="11pt" style:font-size-asian="11pt" style:font-size-complex="11pt"/>
    </style:style>
    <style:style style:name="P45" style:family="paragraph" style:parent-style-name="Standard" style:list-style-name="L42">
      <style:text-properties style:font-name="Tahoma" fo:font-size="11pt" style:font-size-asian="11pt" style:font-size-complex="11pt"/>
    </style:style>
    <style:style style:name="P46" style:family="paragraph" style:parent-style-name="Standard" style:list-style-name="L43">
      <style:text-properties style:font-name="Tahoma" fo:font-size="11pt" style:font-size-asian="11pt" style:font-size-complex="11pt"/>
    </style:style>
    <style:style style:name="P47" style:family="paragraph" style:parent-style-name="Standard" style:list-style-name="L44">
      <style:text-properties style:font-name="Tahoma" fo:font-size="11pt" style:font-size-asian="11pt" style:font-size-complex="11pt"/>
    </style:style>
    <style:style style:name="P48" style:family="paragraph" style:parent-style-name="Standard" style:list-style-name="L45">
      <style:text-properties style:font-name="Tahoma" fo:font-size="11pt" style:font-size-asian="11pt" style:font-size-complex="11pt"/>
    </style:style>
    <style:style style:name="P49" style:family="paragraph" style:parent-style-name="Standard" style:list-style-name="L46">
      <style:text-properties style:font-name="Tahoma" fo:font-size="11pt" style:font-size-asian="11pt" style:font-size-complex="11pt"/>
    </style:style>
    <style:style style:name="P50" style:family="paragraph" style:parent-style-name="Standard" style:list-style-name="L47">
      <style:text-properties style:font-name="Tahoma" fo:font-size="11pt" style:font-size-asian="11pt" style:font-size-complex="11pt"/>
    </style:style>
    <style:style style:name="P51" style:family="paragraph" style:parent-style-name="Standard" style:list-style-name="L48">
      <style:text-properties style:font-name="Tahoma" fo:font-size="11pt" style:font-size-asian="11pt" style:font-size-complex="11pt"/>
    </style:style>
    <style:style style:name="P52" style:family="paragraph" style:parent-style-name="Standard" style:list-style-name="L49">
      <style:text-properties style:font-name="Tahoma" fo:font-size="11pt" style:font-size-asian="11pt" style:font-size-complex="11pt"/>
    </style:style>
    <style:style style:name="P53" style:family="paragraph" style:parent-style-name="Standard" style:list-style-name="L50">
      <style:text-properties style:font-name="Tahoma" fo:font-size="11pt" style:font-size-asian="11pt" style:font-size-complex="11pt"/>
    </style:style>
    <style:style style:name="P54" style:family="paragraph" style:parent-style-name="Standard" style:list-style-name="L51">
      <style:text-properties style:font-name="Tahoma" fo:font-size="11pt" style:font-size-asian="11pt" style:font-size-complex="11pt"/>
    </style:style>
    <style:style style:name="P55" style:family="paragraph" style:parent-style-name="Standard" style:list-style-name="L52">
      <style:text-properties style:font-name="Tahoma" fo:font-size="11pt" style:font-size-asian="11pt" style:font-size-complex="11pt"/>
    </style:style>
    <style:style style:name="P56" style:family="paragraph" style:parent-style-name="Standard" style:list-style-name="L53">
      <style:text-properties style:font-name="Tahoma" fo:font-size="11pt" style:font-size-asian="11pt" style:font-size-complex="11pt"/>
    </style:style>
    <style:style style:name="P57" style:family="paragraph" style:parent-style-name="Standard" style:list-style-name="L53">
      <style:text-properties style:font-name="Tahoma" fo:font-size="11pt" style:font-size-asian="11pt" style:font-size-complex="11pt"/>
    </style:style>
    <style:style style:name="P58" style:family="paragraph" style:parent-style-name="Standard" style:list-style-name="L54">
      <style:text-properties style:font-name="Tahoma" fo:font-size="11pt" style:font-size-asian="11pt" style:font-size-complex="11pt"/>
    </style:style>
    <style:style style:name="P59" style:family="paragraph" style:parent-style-name="Standard" style:list-style-name="L55">
      <style:text-properties style:font-name="Tahoma" fo:font-size="11pt" style:font-size-asian="11pt" style:font-size-complex="11pt"/>
    </style:style>
    <style:style style:name="P60" style:family="paragraph" style:parent-style-name="Standard" style:list-style-name="L56">
      <style:text-properties style:font-name="Tahoma" fo:font-size="11pt" style:font-size-asian="11pt" style:font-size-complex="11pt"/>
    </style:style>
    <style:style style:name="P61" style:family="paragraph" style:parent-style-name="Standard" style:list-style-name="L57">
      <style:text-properties style:font-name="Tahoma" fo:font-size="11pt" style:font-size-asian="11pt" style:font-size-complex="11pt"/>
    </style:style>
    <style:style style:name="P62" style:family="paragraph" style:parent-style-name="Standard" style:list-style-name="L58">
      <style:text-properties style:font-name="Tahoma" fo:font-size="11pt" style:font-size-asian="11pt" style:font-size-complex="11pt"/>
    </style:style>
    <style:style style:name="P63" style:family="paragraph" style:parent-style-name="Standard" style:list-style-name="L59">
      <style:text-properties style:font-name="Tahoma" fo:font-size="11pt" style:font-size-asian="11pt" style:font-size-complex="11pt"/>
    </style:style>
    <style:style style:name="P64" style:family="paragraph" style:parent-style-name="Standard" style:list-style-name="L60">
      <style:text-properties style:font-name="Tahoma" fo:font-size="11pt" style:font-size-asian="11pt" style:font-size-complex="11pt"/>
    </style:style>
    <style:style style:name="P65" style:family="paragraph" style:parent-style-name="Standard" style:list-style-name="L61">
      <style:text-properties style:font-name="Tahoma" fo:font-size="11pt" style:font-size-asian="11pt" style:font-size-complex="11pt"/>
    </style:style>
    <style:style style:name="P66" style:family="paragraph" style:parent-style-name="Standard" style:list-style-name="L62">
      <style:text-properties style:font-name="Tahoma" fo:font-size="11pt" style:font-size-asian="11pt" style:font-size-complex="11pt"/>
    </style:style>
    <style:style style:name="P67" style:family="paragraph" style:parent-style-name="Standard" style:list-style-name="L63">
      <style:text-properties style:font-name="Tahoma" fo:font-size="11pt" style:font-size-asian="11pt" style:font-size-complex="11pt"/>
    </style:style>
    <style:style style:name="P68" style:family="paragraph" style:parent-style-name="Standard" style:list-style-name="L64">
      <style:text-properties style:font-name="Tahoma" fo:font-size="11pt" style:font-size-asian="11pt" style:font-size-complex="11pt"/>
    </style:style>
    <style:style style:name="P69" style:family="paragraph" style:parent-style-name="Standard" style:list-style-name="L65">
      <style:text-properties style:font-name="Tahoma" fo:font-size="11pt" style:font-size-asian="11pt" style:font-size-complex="11pt"/>
    </style:style>
    <style:style style:name="P70" style:family="paragraph" style:parent-style-name="Standard" style:list-style-name="L66">
      <style:text-properties style:font-name="Tahoma" fo:font-size="11pt" style:font-size-asian="11pt" style:font-size-complex="11pt"/>
    </style:style>
    <style:style style:name="P71" style:family="paragraph" style:parent-style-name="Standard" style:list-style-name="L67">
      <style:text-properties style:font-name="Tahoma" fo:font-size="11pt" style:font-size-asian="11pt" style:font-size-complex="11pt"/>
    </style:style>
    <style:style style:name="P72" style:family="paragraph" style:parent-style-name="Standard" style:list-style-name="L68">
      <style:text-properties style:font-name="Tahoma" fo:font-size="11pt" style:font-size-asian="11pt" style:font-size-complex="11pt"/>
    </style:style>
    <style:style style:name="P73" style:family="paragraph" style:parent-style-name="Standard" style:list-style-name="L69">
      <style:text-properties style:font-name="Tahoma" fo:font-size="11pt" style:font-size-asian="11pt" style:font-size-complex="11pt"/>
    </style:style>
    <style:style style:name="P74" style:family="paragraph" style:parent-style-name="Standard" style:list-style-name="L70">
      <style:text-properties style:font-name="Tahoma" fo:font-size="11pt" style:font-size-asian="11pt" style:font-size-complex="11pt"/>
    </style:style>
    <style:style style:name="P75" style:family="paragraph" style:parent-style-name="Standard" style:list-style-name="L71">
      <style:text-properties style:font-name="Tahoma" fo:font-size="11pt" style:font-size-asian="11pt" style:font-size-complex="11pt"/>
    </style:style>
    <style:style style:name="P76" style:family="paragraph" style:parent-style-name="Standard" style:list-style-name="L72">
      <style:text-properties style:font-name="Tahoma" fo:font-size="11pt" style:font-size-asian="11pt" style:font-size-complex="11pt"/>
    </style:style>
    <style:style style:name="P77" style:family="paragraph" style:parent-style-name="Standard" style:list-style-name="L73">
      <style:text-properties style:font-name="Tahoma" fo:font-size="11pt" style:font-size-asian="11pt" style:font-size-complex="11pt"/>
    </style:style>
    <style:style style:name="P78" style:family="paragraph" style:parent-style-name="Standard" style:list-style-name="L74">
      <style:text-properties style:font-name="Tahoma" fo:font-size="11pt" style:font-size-asian="11pt" style:font-size-complex="11pt"/>
    </style:style>
    <style:style style:name="P79" style:family="paragraph" style:parent-style-name="Standard" style:list-style-name="L75">
      <style:text-properties style:font-name="Tahoma" fo:font-size="11pt" style:font-size-asian="11pt" style:font-size-complex="11pt"/>
    </style:style>
    <style:style style:name="P80" style:family="paragraph" style:parent-style-name="Standard" style:list-style-name="L76">
      <style:text-properties style:font-name="Tahoma" fo:font-size="11pt" style:font-size-asian="11pt" style:font-size-complex="11pt"/>
    </style:style>
    <style:style style:name="P81" style:family="paragraph" style:parent-style-name="Standard" style:list-style-name="L77">
      <style:text-properties style:font-name="Tahoma" fo:font-size="11pt" style:font-size-asian="11pt" style:font-size-complex="11pt"/>
    </style:style>
    <style:style style:name="P82" style:family="paragraph" style:parent-style-name="Standard" style:list-style-name="L78">
      <style:text-properties style:font-name="Tahoma" fo:font-size="11pt" style:font-size-asian="11pt" style:font-size-complex="11pt"/>
    </style:style>
    <style:style style:name="P83" style:family="paragraph" style:parent-style-name="Standard" style:list-style-name="L79">
      <style:text-properties style:font-name="Tahoma" fo:font-size="11pt" style:font-size-asian="11pt" style:font-size-complex="11pt"/>
    </style:style>
    <style:style style:name="P84" style:family="paragraph" style:parent-style-name="Standard" style:list-style-name="L80">
      <style:text-properties style:font-name="Tahoma" fo:font-size="11pt" style:font-size-asian="11pt" style:font-size-complex="11pt"/>
    </style:style>
    <style:style style:name="P85" style:family="paragraph" style:parent-style-name="Standard" style:list-style-name="L81">
      <style:text-properties style:font-name="Tahoma" fo:font-size="11pt" style:font-size-asian="11pt" style:font-size-complex="11pt"/>
    </style:style>
    <style:style style:name="P86" style:family="paragraph" style:parent-style-name="Standard" style:list-style-name="L82">
      <style:text-properties style:font-name="Tahoma" fo:font-size="11pt" style:font-size-asian="11pt" style:font-size-complex="11pt"/>
    </style:style>
    <style:style style:name="P87" style:family="paragraph" style:parent-style-name="Standard" style:list-style-name="L83">
      <style:text-properties style:font-name="Tahoma" fo:font-size="11pt" style:font-size-asian="11pt" style:font-size-complex="11pt"/>
    </style:style>
    <style:style style:name="P88" style:family="paragraph" style:parent-style-name="Standard" style:list-style-name="L84">
      <style:text-properties style:font-name="Tahoma" fo:font-size="11pt" style:font-size-asian="11pt" style:font-size-complex="11pt"/>
    </style:style>
    <style:style style:name="P89" style:family="paragraph" style:parent-style-name="Standard" style:list-style-name="L85">
      <style:text-properties style:font-name="Tahoma" fo:font-size="11pt" style:font-size-asian="11pt" style:font-size-complex="11pt"/>
    </style:style>
    <style:style style:name="P90" style:family="paragraph" style:parent-style-name="Standard" style:list-style-name="L86">
      <style:text-properties style:font-name="Tahoma" fo:font-size="11pt" style:font-size-asian="11pt" style:font-size-complex="11pt"/>
    </style:style>
    <style:style style:name="P91" style:family="paragraph" style:parent-style-name="Standard" style:list-style-name="L87">
      <style:text-properties style:font-name="Tahoma" fo:font-size="11pt" style:font-size-asian="11pt" style:font-size-complex="11pt"/>
    </style:style>
    <style:style style:name="P92" style:family="paragraph" style:parent-style-name="Standard" style:list-style-name="L88">
      <style:text-properties style:font-name="Tahoma" fo:font-size="11pt" style:font-size-asian="11pt" style:font-size-complex="11pt"/>
    </style:style>
    <style:style style:name="P93" style:family="paragraph" style:parent-style-name="Standard" style:list-style-name="L89">
      <style:text-properties style:font-name="Tahoma" fo:font-size="11pt" style:font-size-asian="11pt" style:font-size-complex="11pt"/>
    </style:style>
    <style:style style:name="P94" style:family="paragraph" style:parent-style-name="Standard" style:list-style-name="L90">
      <style:text-properties style:font-name="Tahoma" fo:font-size="11pt" style:font-size-asian="11pt" style:font-size-complex="11pt"/>
    </style:style>
    <style:style style:name="P95" style:family="paragraph" style:parent-style-name="Standard" style:list-style-name="L91">
      <style:text-properties style:font-name="Tahoma" fo:font-size="11pt" style:font-size-asian="11pt" style:font-size-complex="11pt"/>
    </style:style>
    <style:style style:name="P96" style:family="paragraph" style:parent-style-name="Standard" style:list-style-name="L92">
      <style:text-properties style:font-name="Tahoma" fo:font-size="11pt" style:font-size-asian="11pt" style:font-size-complex="11pt"/>
    </style:style>
    <style:style style:name="P97" style:family="paragraph" style:parent-style-name="Standard" style:list-style-name="L93">
      <style:text-properties style:font-name="Tahoma" fo:font-size="11pt" style:font-size-asian="11pt" style:font-size-complex="11pt"/>
    </style:style>
    <style:style style:name="P98" style:family="paragraph" style:parent-style-name="Standard" style:list-style-name="L94">
      <style:text-properties style:font-name="Tahoma" fo:font-size="11pt" style:font-size-asian="11pt" style:font-size-complex="11pt"/>
    </style:style>
    <style:style style:name="P99" style:family="paragraph" style:parent-style-name="Standard" style:list-style-name="L95">
      <style:text-properties style:font-name="Tahoma" fo:font-size="11pt" style:font-size-asian="11pt" style:font-size-complex="11pt"/>
    </style:style>
    <style:style style:name="P100" style:family="paragraph" style:parent-style-name="Standard" style:list-style-name="L96">
      <style:text-properties style:font-name="Tahoma" fo:font-size="11pt" style:font-size-asian="11pt" style:font-size-complex="11pt"/>
    </style:style>
    <style:style style:name="P101" style:family="paragraph" style:parent-style-name="Standard" style:list-style-name="L97">
      <style:text-properties style:font-name="Tahoma" fo:font-size="11pt" style:font-size-asian="11pt" style:font-size-complex="11pt"/>
    </style:style>
    <style:style style:name="P102" style:family="paragraph" style:parent-style-name="Standard" style:list-style-name="L98">
      <style:text-properties style:font-name="Tahoma" fo:font-size="11pt" style:font-size-asian="11pt" style:font-size-complex="11pt"/>
    </style:style>
    <style:style style:name="P103" style:family="paragraph" style:parent-style-name="Standard" style:list-style-name="L99">
      <style:text-properties style:font-name="Tahoma" fo:font-size="11pt" style:font-size-asian="11pt" style:font-size-complex="11pt"/>
    </style:style>
    <style:style style:name="P104" style:family="paragraph" style:parent-style-name="Standard" style:list-style-name="L100">
      <style:text-properties style:font-name="Tahoma" fo:font-size="11pt" style:font-size-asian="11pt" style:font-size-complex="11pt"/>
    </style:style>
    <style:style style:name="P105" style:family="paragraph" style:parent-style-name="Standard" style:list-style-name="L101">
      <style:text-properties style:font-name="Tahoma" fo:font-size="11pt" style:font-size-asian="11pt" style:font-size-complex="11pt"/>
    </style:style>
    <style:style style:name="P106" style:family="paragraph" style:parent-style-name="Standard" style:list-style-name="L102">
      <style:text-properties style:font-name="Tahoma" fo:font-size="11pt" style:font-size-asian="11pt" style:font-size-complex="11pt"/>
    </style:style>
    <style:style style:name="P107" style:family="paragraph" style:parent-style-name="Standard" style:list-style-name="L103">
      <style:text-properties style:font-name="Tahoma" fo:font-size="11pt" style:font-size-asian="11pt" style:font-size-complex="11pt"/>
    </style:style>
    <style:style style:name="P108" style:family="paragraph" style:parent-style-name="Standard" style:list-style-name="L104">
      <style:text-properties style:font-name="Tahoma" fo:font-size="11pt" style:font-size-asian="11pt" style:font-size-complex="11pt"/>
    </style:style>
    <style:style style:name="P109" style:family="paragraph" style:parent-style-name="Standard" style:list-style-name="L105">
      <style:text-properties style:font-name="Tahoma" fo:font-size="11pt" style:font-size-asian="11pt" style:font-size-complex="11pt"/>
    </style:style>
    <style:style style:name="P110" style:family="paragraph" style:parent-style-name="Standard" style:list-style-name="L106">
      <style:text-properties style:font-name="Tahoma" fo:font-size="11pt" style:font-size-asian="11pt" style:font-size-complex="11pt"/>
    </style:style>
    <style:style style:name="P111" style:family="paragraph" style:parent-style-name="Standard" style:list-style-name="L107">
      <style:text-properties style:font-name="Tahoma" fo:font-size="11pt" style:font-size-asian="11pt" style:font-size-complex="11pt"/>
    </style:style>
    <style:style style:name="P112" style:family="paragraph" style:parent-style-name="Standard" style:list-style-name="L108">
      <style:text-properties style:font-name="Tahoma" fo:font-size="11pt" style:font-size-asian="11pt" style:font-size-complex="11pt"/>
    </style:style>
    <style:style style:name="P113" style:family="paragraph" style:parent-style-name="Standard" style:list-style-name="L109">
      <style:text-properties style:font-name="Tahoma" fo:font-size="11pt" style:font-size-asian="11pt" style:font-size-complex="11pt"/>
    </style:style>
    <style:style style:name="P114" style:family="paragraph" style:parent-style-name="Standard" style:list-style-name="L110">
      <style:text-properties style:font-name="Tahoma" fo:font-size="11pt" style:font-size-asian="11pt" style:font-size-complex="11pt"/>
    </style:style>
    <style:style style:name="P115" style:family="paragraph" style:parent-style-name="Standard" style:list-style-name="L111">
      <style:text-properties style:font-name="Tahoma" fo:font-size="11pt" style:font-size-asian="11pt" style:font-size-complex="11pt"/>
    </style:style>
    <style:style style:name="P116" style:family="paragraph" style:parent-style-name="Standard" style:list-style-name="L112">
      <style:text-properties style:font-name="Tahoma" fo:font-size="11pt" style:font-size-asian="11pt" style:font-size-complex="11pt"/>
    </style:style>
    <style:style style:name="P117" style:family="paragraph" style:parent-style-name="Standard" style:list-style-name="L113">
      <style:text-properties style:font-name="Tahoma" fo:font-size="11pt" style:font-size-asian="11pt" style:font-size-complex="11pt"/>
    </style:style>
    <style:style style:name="P118" style:family="paragraph" style:parent-style-name="Standard" style:list-style-name="L114">
      <style:text-properties style:font-name="Tahoma" fo:font-size="11pt" style:font-size-asian="11pt" style:font-size-complex="11pt"/>
    </style:style>
    <style:style style:name="P119" style:family="paragraph" style:parent-style-name="Standard" style:list-style-name="L115">
      <style:text-properties style:font-name="Tahoma" fo:font-size="11pt" style:font-size-asian="11pt" style:font-size-complex="11pt"/>
    </style:style>
    <style:style style:name="P120" style:family="paragraph" style:parent-style-name="Standard" style:list-style-name="L116">
      <style:text-properties style:font-name="Tahoma" fo:font-size="11pt" style:font-size-asian="11pt" style:font-size-complex="11pt"/>
    </style:style>
    <style:style style:name="P121" style:family="paragraph" style:parent-style-name="Standard" style:list-style-name="L117">
      <style:text-properties style:font-name="Tahoma" fo:font-size="11pt" style:font-size-asian="11pt" style:font-size-complex="11pt"/>
    </style:style>
    <style:style style:name="P122" style:family="paragraph" style:parent-style-name="Standard" style:list-style-name="L118">
      <style:text-properties style:font-name="Tahoma" fo:font-size="11pt" style:font-size-asian="11pt" style:font-size-complex="11pt"/>
    </style:style>
    <style:style style:name="P123" style:family="paragraph" style:parent-style-name="Standard" style:list-style-name="L119">
      <style:text-properties style:font-name="Tahoma" fo:font-size="11pt" style:font-size-asian="11pt" style:font-size-complex="11pt"/>
    </style:style>
    <style:style style:name="P124" style:family="paragraph" style:parent-style-name="Standard" style:list-style-name="L120">
      <style:text-properties style:font-name="Tahoma" fo:font-size="11pt" style:font-size-asian="11pt" style:font-size-complex="11pt"/>
    </style:style>
    <style:style style:name="P125" style:family="paragraph" style:parent-style-name="Standard" style:list-style-name="L121">
      <style:text-properties style:font-name="Tahoma" fo:font-size="11pt" style:font-size-asian="11pt" style:font-size-complex="11pt"/>
    </style:style>
    <style:style style:name="P126" style:family="paragraph" style:parent-style-name="Standard" style:list-style-name="L122">
      <style:text-properties style:font-name="Tahoma" fo:font-size="11pt" style:font-size-asian="11pt" style:font-size-complex="11pt"/>
    </style:style>
    <style:style style:name="P127" style:family="paragraph" style:parent-style-name="Standard" style:list-style-name="L123">
      <style:text-properties style:font-name="Tahoma" fo:font-size="11pt" style:font-size-asian="11pt" style:font-size-complex="11pt"/>
    </style:style>
    <style:style style:name="P128" style:family="paragraph" style:parent-style-name="Standard" style:list-style-name="L124">
      <style:text-properties style:font-name="Tahoma" fo:font-size="11pt" style:font-size-asian="11pt" style:font-size-complex="11pt"/>
    </style:style>
    <style:style style:name="P129" style:family="paragraph" style:parent-style-name="Standard" style:list-style-name="L125">
      <style:text-properties style:font-name="Tahoma" fo:font-size="11pt" style:font-size-asian="11pt" style:font-size-complex="11pt"/>
    </style:style>
    <style:style style:name="P130" style:family="paragraph" style:parent-style-name="Standard" style:list-style-name="L126">
      <style:text-properties style:font-name="Tahoma" fo:font-size="11pt" style:font-size-asian="11pt" style:font-size-complex="11pt"/>
    </style:style>
    <style:style style:name="P131" style:family="paragraph" style:parent-style-name="Standard" style:list-style-name="L127">
      <style:text-properties style:font-name="Tahoma" fo:font-size="11pt" style:font-size-asian="11pt" style:font-size-complex="11pt"/>
    </style:style>
    <style:style style:name="P132" style:family="paragraph" style:parent-style-name="Standard" style:list-style-name="L128">
      <style:text-properties style:font-name="Tahoma" fo:font-size="11pt" style:font-size-asian="11pt" style:font-size-complex="11pt"/>
    </style:style>
    <style:style style:name="P133" style:family="paragraph" style:parent-style-name="Standard" style:list-style-name="L128">
      <style:text-properties style:font-name="Tahoma" fo:font-size="11pt" style:font-size-asian="11pt" style:font-size-complex="11pt"/>
    </style:style>
    <style:style style:name="P134" style:family="paragraph" style:parent-style-name="Standard" style:list-style-name="L128">
      <style:text-properties style:font-name="Tahoma" fo:font-size="11pt" style:font-size-asian="11pt" style:font-size-complex="11pt"/>
    </style:style>
    <style:style style:name="P135" style:family="paragraph" style:parent-style-name="Standard" style:list-style-name="L128">
      <style:text-properties style:font-name="Tahoma" fo:font-size="11pt" style:font-size-asian="11pt" style:font-size-complex="11pt"/>
    </style:style>
    <style:style style:name="P136" style:family="paragraph" style:parent-style-name="Standard" style:list-style-name="L128">
      <style:text-properties style:font-name="Tahoma" fo:font-size="11pt" style:font-size-asian="11pt" style:font-size-complex="11pt"/>
    </style:style>
    <style:style style:name="P137" style:family="paragraph" style:parent-style-name="Standard" style:list-style-name="L129">
      <style:text-properties style:font-name="Tahoma" fo:font-size="11pt" style:font-size-asian="11pt" style:font-size-complex="11pt"/>
    </style:style>
    <style:style style:name="P138" style:family="paragraph" style:parent-style-name="Standard" style:list-style-name="L129">
      <style:text-properties style:font-name="Tahoma" fo:font-size="11pt" style:font-size-asian="11pt" style:font-size-complex="11pt"/>
    </style:style>
    <style:style style:name="P139" style:family="paragraph" style:parent-style-name="Standard" style:list-style-name="L129">
      <style:text-properties style:font-name="Tahoma" fo:font-size="11pt" style:font-size-asian="11pt" style:font-size-complex="11pt"/>
    </style:style>
    <style:style style:name="P140" style:family="paragraph" style:parent-style-name="Standard" style:list-style-name="L130">
      <style:text-properties style:font-name="Tahoma" fo:font-size="11pt" style:font-size-asian="11pt" style:font-size-complex="11pt"/>
    </style:style>
    <style:style style:name="P141" style:family="paragraph" style:parent-style-name="Standard" style:list-style-name="L131">
      <style:text-properties style:font-name="Tahoma" fo:font-size="11pt" style:font-size-asian="11pt" style:font-size-complex="11pt"/>
    </style:style>
    <style:style style:name="P142" style:family="paragraph" style:parent-style-name="Standard" style:list-style-name="L132">
      <style:text-properties style:font-name="Tahoma" fo:font-size="11pt" style:font-size-asian="11pt" style:font-size-complex="11pt"/>
    </style:style>
    <style:style style:name="P143" style:family="paragraph" style:parent-style-name="Standard" style:list-style-name="L133">
      <style:text-properties style:font-name="Tahoma" fo:font-size="11pt" style:font-size-asian="11pt" style:font-size-complex="11pt"/>
    </style:style>
    <style:style style:name="P144" style:family="paragraph" style:parent-style-name="Standard" style:list-style-name="L134">
      <style:text-properties style:font-name="Tahoma" fo:font-size="11pt" style:font-size-asian="11pt" style:font-size-complex="11pt"/>
    </style:style>
    <style:style style:name="P145" style:family="paragraph" style:parent-style-name="Standard" style:list-style-name="L135">
      <style:text-properties style:font-name="Tahoma" fo:font-size="11pt" style:font-size-asian="11pt" style:font-size-complex="11pt"/>
    </style:style>
    <style:style style:name="P146" style:family="paragraph" style:parent-style-name="Standard" style:list-style-name="L136">
      <style:text-properties style:font-name="Tahoma" fo:font-size="11pt" style:font-size-asian="11pt" style:font-size-complex="11pt"/>
    </style:style>
    <style:style style:name="P147" style:family="paragraph" style:parent-style-name="Standard" style:list-style-name="L137">
      <style:text-properties style:font-name="Tahoma" fo:font-size="11pt" style:font-size-asian="11pt" style:font-size-complex="11pt"/>
    </style:style>
    <style:style style:name="P148" style:family="paragraph" style:parent-style-name="Standard" style:list-style-name="L138">
      <style:text-properties style:font-name="Tahoma" fo:font-size="11pt" style:font-size-asian="11pt" style:font-size-complex="11pt"/>
    </style:style>
    <style:style style:name="P149" style:family="paragraph" style:parent-style-name="Standard" style:list-style-name="L138">
      <style:text-properties style:font-name="Tahoma" fo:font-size="11pt" style:font-size-asian="11pt" style:font-size-complex="11pt"/>
    </style:style>
    <style:style style:name="P150" style:family="paragraph" style:parent-style-name="Standard" style:list-style-name="L138">
      <style:text-properties style:font-name="Tahoma" fo:font-size="11pt" style:font-size-asian="11pt" style:font-size-complex="11pt"/>
    </style:style>
    <style:style style:name="P151" style:family="paragraph" style:parent-style-name="Standard" style:list-style-name="L138">
      <style:text-properties style:font-name="Tahoma" fo:font-size="11pt" style:font-size-asian="11pt" style:font-size-complex="11pt"/>
    </style:style>
    <style:style style:name="P152" style:family="paragraph" style:parent-style-name="Standard" style:list-style-name="L139">
      <style:text-properties style:font-name="Tahoma" fo:font-size="11pt" style:font-size-asian="11pt" style:font-size-complex="11pt"/>
    </style:style>
    <style:style style:name="P153" style:family="paragraph" style:parent-style-name="Standard" style:list-style-name="L139">
      <style:text-properties style:font-name="Tahoma" fo:font-size="11pt" style:font-size-asian="11pt" style:font-size-complex="11pt"/>
    </style:style>
    <style:style style:name="P154" style:family="paragraph" style:parent-style-name="Standard" style:list-style-name="L139">
      <style:text-properties style:font-name="Tahoma" fo:font-size="11pt" style:font-size-asian="11pt" style:font-size-complex="11pt"/>
    </style:style>
    <style:style style:name="P155" style:family="paragraph" style:parent-style-name="Standard" style:list-style-name="L140">
      <style:text-properties style:font-name="Tahoma" fo:font-size="11pt" style:font-size-asian="11pt" style:font-size-complex="11pt"/>
    </style:style>
    <style:style style:name="P156" style:family="paragraph" style:parent-style-name="Standard" style:list-style-name="L140">
      <style:text-properties style:font-name="Tahoma" fo:font-size="11pt" style:font-size-asian="11pt" style:font-size-complex="11pt"/>
    </style:style>
    <style:style style:name="P157" style:family="paragraph" style:parent-style-name="Standard" style:list-style-name="L140">
      <style:text-properties style:font-name="Tahoma" fo:font-size="11pt" style:font-size-asian="11pt" style:font-size-complex="11pt"/>
    </style:style>
    <style:style style:name="P158" style:family="paragraph" style:parent-style-name="Standard" style:list-style-name="L140">
      <style:text-properties style:font-name="Tahoma" fo:font-size="11pt" style:font-size-asian="11pt" style:font-size-complex="11pt"/>
    </style:style>
    <style:style style:name="P159" style:family="paragraph" style:parent-style-name="Standard" style:list-style-name="L141">
      <style:text-properties style:font-name="Tahoma" fo:font-size="11pt" style:font-size-asian="11pt" style:font-size-complex="11pt"/>
    </style:style>
    <style:style style:name="P160" style:family="paragraph" style:parent-style-name="Standard" style:list-style-name="L141">
      <style:text-properties style:font-name="Tahoma" fo:font-size="11pt" style:font-size-asian="11pt" style:font-size-complex="11pt"/>
    </style:style>
    <style:style style:name="P161" style:family="paragraph" style:parent-style-name="Standard" style:list-style-name="L141">
      <style:text-properties style:font-name="Tahoma" fo:font-size="11pt" style:font-size-asian="11pt" style:font-size-complex="11pt"/>
    </style:style>
    <style:style style:name="P162" style:family="paragraph" style:parent-style-name="Standard" style:list-style-name="L141">
      <style:text-properties style:font-name="Tahoma" fo:font-size="11pt" style:font-size-asian="11pt" style:font-size-complex="11pt"/>
    </style:style>
    <style:style style:name="P163" style:family="paragraph" style:parent-style-name="Standard" style:list-style-name="L141">
      <style:text-properties style:font-name="Tahoma" fo:font-size="11pt" style:font-size-asian="11pt" style:font-size-complex="11pt"/>
    </style:style>
    <style:style style:name="P164" style:family="paragraph" style:parent-style-name="Standard" style:list-style-name="L141">
      <style:text-properties style:font-name="Tahoma" fo:font-size="11pt" style:font-size-asian="11pt" style:font-size-complex="11pt"/>
    </style:style>
    <style:style style:name="P165" style:family="paragraph" style:parent-style-name="Standard" style:list-style-name="L141">
      <style:text-properties style:font-name="Tahoma" fo:font-size="11pt" style:font-size-asian="11pt" style:font-size-complex="11pt"/>
    </style:style>
    <style:style style:name="P166" style:family="paragraph" style:parent-style-name="Standard" style:list-style-name="L142">
      <style:text-properties style:font-name="Tahoma" fo:font-size="11pt" style:font-size-asian="11pt" style:font-size-complex="11pt"/>
    </style:style>
    <style:style style:name="P167" style:family="paragraph" style:parent-style-name="Standard" style:list-style-name="L142">
      <style:text-properties style:font-name="Tahoma" fo:font-size="11pt" style:font-size-asian="11pt" style:font-size-complex="11pt"/>
    </style:style>
    <style:style style:name="P168" style:family="paragraph" style:parent-style-name="Standard" style:list-style-name="L142">
      <style:text-properties style:font-name="Tahoma" fo:font-size="11pt" style:font-size-asian="11pt" style:font-size-complex="11pt"/>
    </style:style>
    <style:style style:name="P169" style:family="paragraph" style:parent-style-name="Standard" style:list-style-name="L142">
      <style:text-properties style:font-name="Tahoma" fo:font-size="11pt" style:font-size-asian="11pt" style:font-size-complex="11pt"/>
    </style:style>
    <style:style style:name="P170" style:family="paragraph" style:parent-style-name="Standard" style:list-style-name="L142">
      <style:text-properties style:font-name="Tahoma" fo:font-size="11pt" style:font-size-asian="11pt" style:font-size-complex="11pt"/>
    </style:style>
    <style:style style:name="P171" style:family="paragraph" style:parent-style-name="Standard" style:list-style-name="L142">
      <style:text-properties style:font-name="Tahoma" fo:font-size="11pt" style:font-size-asian="11pt" style:font-size-complex="11pt"/>
    </style:style>
    <style:style style:name="P172" style:family="paragraph" style:parent-style-name="Standard" style:list-style-name="L142">
      <style:text-properties style:font-name="Tahoma" fo:font-size="11pt" style:font-size-asian="11pt" style:font-size-complex="11pt"/>
    </style:style>
    <style:style style:name="P173" style:family="paragraph" style:parent-style-name="Standard" style:list-style-name="L142">
      <style:text-properties style:font-name="Tahoma" fo:font-size="11pt" style:font-size-asian="11pt" style:font-size-complex="11pt"/>
    </style:style>
    <style:style style:name="P174" style:family="paragraph" style:parent-style-name="Standard" style:list-style-name="L142">
      <style:text-properties style:font-name="Tahoma" fo:font-size="11pt" style:font-size-asian="11pt" style:font-size-complex="11pt"/>
    </style:style>
    <style:style style:name="P175" style:family="paragraph" style:parent-style-name="Standard" style:list-style-name="L142">
      <style:text-properties style:font-name="Tahoma" fo:font-size="11pt" style:font-size-asian="11pt" style:font-size-complex="11pt"/>
    </style:style>
    <style:style style:name="P176" style:family="paragraph" style:parent-style-name="Standard" style:list-style-name="L143">
      <style:text-properties style:font-name="Tahoma" fo:font-size="11pt" style:font-size-asian="11pt" style:font-size-complex="11pt"/>
    </style:style>
    <style:style style:name="P177" style:family="paragraph" style:parent-style-name="Standard" style:list-style-name="L144">
      <style:text-properties style:font-name="Tahoma" fo:font-size="11pt" style:font-size-asian="11pt" style:font-size-complex="11pt"/>
    </style:style>
    <style:style style:name="P178" style:family="paragraph" style:parent-style-name="Standard" style:list-style-name="L145">
      <style:text-properties style:font-name="Tahoma" fo:font-size="11pt" style:font-size-asian="11pt" style:font-size-complex="11pt"/>
    </style:style>
    <style:style style:name="P179" style:family="paragraph" style:parent-style-name="Standard" style:list-style-name="L146">
      <style:text-properties style:font-name="Tahoma" fo:font-size="11pt" style:font-size-asian="11pt" style:font-size-complex="11pt"/>
    </style:style>
    <style:style style:name="P180" style:family="paragraph" style:parent-style-name="Standard" style:list-style-name="L147">
      <style:text-properties style:font-name="Tahoma" fo:font-size="11pt" style:font-size-asian="11pt" style:font-size-complex="11pt"/>
    </style:style>
    <style:style style:name="P181" style:family="paragraph" style:parent-style-name="Standard" style:list-style-name="L148">
      <style:text-properties style:font-name="Tahoma" fo:font-size="11pt" style:font-size-asian="11pt" style:font-size-complex="11pt"/>
    </style:style>
    <style:style style:name="P182" style:family="paragraph" style:parent-style-name="Standard" style:list-style-name="L149">
      <style:text-properties style:font-name="Tahoma" fo:font-size="11pt" style:font-size-asian="11pt" style:font-size-complex="11pt"/>
    </style:style>
    <style:style style:name="P183" style:family="paragraph" style:parent-style-name="Standard" style:list-style-name="L150">
      <style:text-properties style:font-name="Tahoma" fo:font-size="11pt" style:font-size-asian="11pt" style:font-size-complex="11pt"/>
    </style:style>
    <style:style style:name="P184" style:family="paragraph" style:parent-style-name="Standard" style:list-style-name="L151">
      <style:text-properties style:font-name="Tahoma" fo:font-size="11pt" style:font-size-asian="11pt" style:font-size-complex="11pt"/>
    </style:style>
    <style:style style:name="P185" style:family="paragraph" style:parent-style-name="Standard" style:list-style-name="L152">
      <style:text-properties style:font-name="Tahoma" fo:font-size="11pt" style:font-size-asian="11pt" style:font-size-complex="11pt"/>
    </style:style>
    <style:style style:name="P186" style:family="paragraph" style:parent-style-name="Standard" style:list-style-name="L152">
      <style:text-properties style:font-name="Tahoma" fo:font-size="11pt" style:font-size-asian="11pt" style:font-size-complex="11pt"/>
    </style:style>
    <style:style style:name="P187" style:family="paragraph" style:parent-style-name="Standard" style:list-style-name="L153">
      <style:text-properties style:font-name="Tahoma" fo:font-size="11pt" style:font-size-asian="11pt" style:font-size-complex="11pt"/>
    </style:style>
    <style:style style:name="P188" style:family="paragraph" style:parent-style-name="Standard" style:list-style-name="L153">
      <style:text-properties style:font-name="Tahoma" fo:font-size="11pt" style:font-size-asian="11pt" style:font-size-complex="11pt"/>
    </style:style>
    <style:style style:name="P189" style:family="paragraph" style:parent-style-name="Standard" style:list-style-name="L153">
      <style:text-properties style:font-name="Tahoma" fo:font-size="11pt" style:font-size-asian="11pt" style:font-size-complex="11pt"/>
    </style:style>
    <style:style style:name="P190" style:family="paragraph" style:parent-style-name="Standard" style:list-style-name="L153">
      <style:text-properties style:font-name="Tahoma" fo:font-size="11pt" style:font-size-asian="11pt" style:font-size-complex="11pt"/>
    </style:style>
    <style:style style:name="P191" style:family="paragraph" style:parent-style-name="Standard" style:list-style-name="L154">
      <style:text-properties style:font-name="Tahoma" fo:font-size="11pt" style:font-size-asian="11pt" style:font-size-complex="11pt"/>
    </style:style>
    <style:style style:name="P192" style:family="paragraph" style:parent-style-name="Standard" style:list-style-name="L155">
      <style:text-properties style:font-name="Tahoma" fo:font-size="11pt" style:font-size-asian="11pt" style:font-size-complex="11pt"/>
    </style:style>
    <style:style style:name="P193" style:family="paragraph" style:parent-style-name="Standard" style:list-style-name="L156">
      <style:text-properties style:font-name="Tahoma" fo:font-size="11pt" style:font-size-asian="11pt" style:font-size-complex="11pt"/>
    </style:style>
    <style:style style:name="P194" style:family="paragraph" style:parent-style-name="Standard" style:list-style-name="L156">
      <style:text-properties style:font-name="Tahoma" fo:font-size="11pt" style:font-size-asian="11pt" style:font-size-complex="11pt"/>
    </style:style>
    <style:style style:name="P195" style:family="paragraph" style:parent-style-name="Standard" style:list-style-name="L157">
      <style:text-properties style:font-name="Tahoma" fo:font-size="11pt" style:font-size-asian="11pt" style:font-size-complex="11pt"/>
    </style:style>
    <style:style style:name="P196" style:family="paragraph" style:parent-style-name="Standard" style:list-style-name="L158">
      <style:text-properties style:font-name="Tahoma" fo:font-size="11pt" style:font-size-asian="11pt" style:font-size-complex="11pt"/>
    </style:style>
    <style:style style:name="P197" style:family="paragraph" style:parent-style-name="Standard" style:list-style-name="L159">
      <style:text-properties style:font-name="Tahoma" fo:font-size="11pt" style:font-size-asian="11pt" style:font-size-complex="11pt"/>
    </style:style>
    <style:style style:name="P198" style:family="paragraph" style:parent-style-name="Standard" style:list-style-name="L160">
      <style:text-properties style:font-name="Tahoma" fo:font-size="11pt" style:font-size-asian="11pt" style:font-size-complex="11pt"/>
    </style:style>
    <style:style style:name="P199" style:family="paragraph" style:parent-style-name="Standard" style:list-style-name="L161">
      <style:text-properties style:font-name="Tahoma" fo:font-size="11pt" style:font-size-asian="11pt" style:font-size-complex="11pt"/>
    </style:style>
    <style:style style:name="P200" style:family="paragraph" style:parent-style-name="Standard" style:list-style-name="L162">
      <style:text-properties style:font-name="Tahoma" fo:font-size="11pt" style:font-size-asian="11pt" style:font-size-complex="11pt"/>
    </style:style>
    <style:style style:name="P201" style:family="paragraph" style:parent-style-name="Standard" style:list-style-name="L163">
      <style:text-properties style:font-name="Tahoma" fo:font-size="11pt" style:font-size-asian="11pt" style:font-size-complex="11pt"/>
    </style:style>
    <style:style style:name="P202" style:family="paragraph" style:parent-style-name="Standard" style:list-style-name="L164">
      <style:text-properties style:font-name="Tahoma" fo:font-size="11pt" style:font-size-asian="11pt" style:font-size-complex="11pt"/>
    </style:style>
    <style:style style:name="P203" style:family="paragraph" style:parent-style-name="Standard" style:list-style-name="L164">
      <style:text-properties style:font-name="Tahoma" fo:font-size="11pt" style:font-size-asian="11pt" style:font-size-complex="11pt"/>
    </style:style>
    <style:style style:name="P204" style:family="paragraph" style:parent-style-name="Standard" style:list-style-name="L165">
      <style:text-properties style:font-name="Tahoma" fo:font-size="11pt" style:font-size-asian="11pt" style:font-size-complex="11pt"/>
    </style:style>
    <style:style style:name="P205" style:family="paragraph" style:parent-style-name="Standard" style:list-style-name="L166">
      <style:text-properties style:font-name="Tahoma" fo:font-size="11pt" style:font-size-asian="11pt" style:font-size-complex="11pt"/>
    </style:style>
    <style:style style:name="P206" style:family="paragraph" style:parent-style-name="Standard" style:list-style-name="L167">
      <style:text-properties style:font-name="Tahoma" fo:font-size="11pt" style:font-size-asian="11pt" style:font-size-complex="11pt"/>
    </style:style>
    <style:style style:name="P207" style:family="paragraph" style:parent-style-name="Standard" style:list-style-name="L168">
      <style:text-properties style:font-name="Tahoma" fo:font-size="11pt" style:font-size-asian="11pt" style:font-size-complex="11pt"/>
    </style:style>
    <style:style style:name="P208" style:family="paragraph" style:parent-style-name="Standard" style:list-style-name="L164">
      <style:text-properties style:font-name="Tahoma" fo:font-size="11pt" style:font-size-asian="11pt" style:font-size-complex="11pt"/>
    </style:style>
    <style:style style:name="P209" style:family="paragraph" style:parent-style-name="Standard" style:list-style-name="L172">
      <style:text-properties style:font-name="Tahoma" fo:font-size="11pt" style:font-size-asian="11pt" style:font-size-complex="11pt"/>
    </style:style>
    <style:style style:name="P210" style:family="paragraph" style:parent-style-name="Standard" style:list-style-name="L173">
      <style:text-properties style:font-name="Tahoma" fo:font-size="11pt" style:font-size-asian="11pt" style:font-size-complex="11pt"/>
    </style:style>
    <style:style style:name="P211" style:family="paragraph" style:parent-style-name="Standard" style:list-style-name="L174">
      <style:text-properties style:font-name="Tahoma" fo:font-size="11pt" style:font-size-asian="11pt" style:font-size-complex="11pt"/>
    </style:style>
    <style:style style:name="P212" style:family="paragraph" style:parent-style-name="Standard" style:list-style-name="L175">
      <style:text-properties style:font-name="Tahoma" fo:font-size="11pt" style:font-size-asian="11pt" style:font-size-complex="11pt"/>
    </style:style>
    <style:style style:name="P213" style:family="paragraph" style:parent-style-name="Standard" style:list-style-name="L176">
      <style:text-properties style:font-name="Tahoma" fo:font-size="11pt" style:font-size-asian="11pt" style:font-size-complex="11pt"/>
    </style:style>
    <style:style style:name="P214" style:family="paragraph" style:parent-style-name="Standard" style:list-style-name="L177">
      <style:text-properties style:font-name="Tahoma" fo:font-size="11pt" style:font-size-asian="11pt" style:font-size-complex="11pt"/>
    </style:style>
    <style:style style:name="P215" style:family="paragraph" style:parent-style-name="Standard" style:list-style-name="L178">
      <style:text-properties style:font-name="Tahoma" fo:font-size="11pt" style:font-size-asian="11pt" style:font-size-complex="11pt"/>
    </style:style>
    <style:style style:name="P216" style:family="paragraph" style:parent-style-name="Standard" style:list-style-name="L179">
      <style:text-properties style:font-name="Tahoma" fo:font-size="11pt" style:font-size-asian="11pt" style:font-size-complex="11pt"/>
    </style:style>
    <style:style style:name="P217" style:family="paragraph" style:parent-style-name="Standard" style:list-style-name="L180">
      <style:text-properties style:font-name="Tahoma" fo:font-size="11pt" style:font-size-asian="11pt" style:font-size-complex="11pt"/>
    </style:style>
    <style:style style:name="P218" style:family="paragraph" style:parent-style-name="Standard" style:list-style-name="L181">
      <style:text-properties style:font-name="Tahoma" fo:font-size="11pt" style:font-size-asian="11pt" style:font-size-complex="11pt"/>
    </style:style>
    <style:style style:name="P219" style:family="paragraph" style:parent-style-name="Standard" style:list-style-name="L182">
      <style:text-properties style:font-name="Tahoma" fo:font-size="11pt" style:font-size-asian="11pt" style:font-size-complex="11pt"/>
    </style:style>
    <style:style style:name="P220" style:family="paragraph" style:parent-style-name="Standard" style:list-style-name="L183">
      <style:text-properties style:font-name="Tahoma" fo:font-size="11pt" style:font-size-asian="11pt" style:font-size-complex="11pt"/>
    </style:style>
    <style:style style:name="P221" style:family="paragraph" style:parent-style-name="Standard" style:list-style-name="L184">
      <style:text-properties style:font-name="Tahoma" fo:font-size="11pt" style:font-size-asian="11pt" style:font-size-complex="11pt"/>
    </style:style>
    <style:style style:name="P222" style:family="paragraph" style:parent-style-name="Standard" style:list-style-name="L185">
      <style:text-properties style:font-name="Tahoma" fo:font-size="11pt" style:font-size-asian="11pt" style:font-size-complex="11pt"/>
    </style:style>
    <style:style style:name="P223" style:family="paragraph" style:parent-style-name="Standard" style:list-style-name="L186">
      <style:text-properties style:font-name="Tahoma" fo:font-size="11pt" style:font-size-asian="11pt" style:font-size-complex="11pt"/>
    </style:style>
    <style:style style:name="P224" style:family="paragraph" style:parent-style-name="Standard" style:list-style-name="L187">
      <style:text-properties style:font-name="Tahoma" fo:font-size="11pt" style:font-size-asian="11pt" style:font-size-complex="11pt"/>
    </style:style>
    <style:style style:name="P225" style:family="paragraph" style:parent-style-name="Standard" style:list-style-name="L188">
      <style:text-properties style:font-name="Tahoma" fo:font-size="11pt" style:font-size-asian="11pt" style:font-size-complex="11pt"/>
    </style:style>
    <style:style style:name="P226" style:family="paragraph" style:parent-style-name="Standard" style:list-style-name="L188">
      <style:text-properties style:font-name="Tahoma" fo:font-size="11pt" style:font-size-asian="11pt" style:font-size-complex="11pt"/>
    </style:style>
    <style:style style:name="P227" style:family="paragraph" style:parent-style-name="Standard" style:list-style-name="L188">
      <style:text-properties style:font-name="Tahoma" fo:font-size="11pt" style:font-size-asian="11pt" style:font-size-complex="11pt"/>
    </style:style>
    <style:style style:name="P228" style:family="paragraph" style:parent-style-name="Standard" style:list-style-name="L189">
      <style:text-properties style:font-name="Tahoma" fo:font-size="11pt" style:font-size-asian="11pt" style:font-size-complex="11pt"/>
    </style:style>
    <style:style style:name="P229" style:family="paragraph" style:parent-style-name="Standard" style:list-style-name="L190">
      <style:text-properties style:font-name="Tahoma" fo:font-size="11pt" style:font-size-asian="11pt" style:font-size-complex="11pt"/>
    </style:style>
    <style:style style:name="P230" style:family="paragraph" style:parent-style-name="Standard" style:list-style-name="L191">
      <style:text-properties style:font-name="Tahoma" fo:font-size="11pt" style:font-size-asian="11pt" style:font-size-complex="11pt"/>
    </style:style>
    <style:style style:name="P231" style:family="paragraph" style:parent-style-name="Standard" style:list-style-name="L192">
      <style:text-properties style:font-name="Tahoma" fo:font-size="11pt" style:font-size-asian="11pt" style:font-size-complex="11pt"/>
    </style:style>
    <style:style style:name="P232" style:family="paragraph" style:parent-style-name="Standard" style:list-style-name="L193">
      <style:text-properties style:font-name="Tahoma" fo:font-size="11pt" style:font-size-asian="11pt" style:font-size-complex="11pt"/>
    </style:style>
    <style:style style:name="P233" style:family="paragraph" style:parent-style-name="Standard" style:list-style-name="L194">
      <style:text-properties style:font-name="Tahoma" fo:font-size="11pt" style:font-size-asian="11pt" style:font-size-complex="11pt"/>
    </style:style>
    <style:style style:name="P234" style:family="paragraph" style:parent-style-name="Standard" style:list-style-name="L195">
      <style:text-properties style:font-name="Tahoma" fo:font-size="11pt" style:font-size-asian="11pt" style:font-size-complex="11pt"/>
    </style:style>
    <style:style style:name="P235" style:family="paragraph" style:parent-style-name="Standard" style:list-style-name="L196">
      <style:text-properties style:font-name="Tahoma" fo:font-size="11pt" style:font-size-asian="11pt" style:font-size-complex="11pt"/>
    </style:style>
    <style:style style:name="P236" style:family="paragraph" style:parent-style-name="Standard" style:list-style-name="L197">
      <style:text-properties style:font-name="Tahoma" fo:font-size="11pt" style:font-size-asian="11pt" style:font-size-complex="11pt"/>
    </style:style>
    <style:style style:name="P237" style:family="paragraph" style:parent-style-name="Standard" style:list-style-name="L198">
      <style:text-properties style:font-name="Tahoma" fo:font-size="11pt" style:font-size-asian="11pt" style:font-size-complex="11pt"/>
    </style:style>
    <style:style style:name="P238" style:family="paragraph" style:parent-style-name="Standard" style:list-style-name="L188">
      <style:text-properties style:font-name="Tahoma" fo:font-size="11pt" style:font-size-asian="11pt" style:font-size-complex="11pt"/>
    </style:style>
    <style:style style:name="P239" style:family="paragraph" style:parent-style-name="Standard" style:list-style-name="L199">
      <style:text-properties style:font-name="Tahoma" fo:font-size="11pt" style:font-size-asian="11pt" style:font-size-complex="11pt"/>
    </style:style>
    <style:style style:name="P240" style:family="paragraph" style:parent-style-name="Standard" style:list-style-name="L200">
      <style:text-properties style:font-name="Tahoma" fo:font-size="11pt" style:font-size-asian="11pt" style:font-size-complex="11pt"/>
    </style:style>
    <style:style style:name="P241" style:family="paragraph" style:parent-style-name="Standard" style:list-style-name="L201">
      <style:text-properties style:font-name="Tahoma" fo:font-size="11pt" style:font-size-asian="11pt" style:font-size-complex="11pt"/>
    </style:style>
    <style:style style:name="P242" style:family="paragraph" style:parent-style-name="Standard" style:list-style-name="L202">
      <style:text-properties style:font-name="Tahoma" fo:font-size="11pt" style:font-size-asian="11pt" style:font-size-complex="11pt"/>
    </style:style>
    <style:style style:name="P243" style:family="paragraph" style:parent-style-name="Standard" style:list-style-name="L203">
      <style:text-properties style:font-name="Tahoma" fo:font-size="11pt" style:font-size-asian="11pt" style:font-size-complex="11pt"/>
    </style:style>
    <style:style style:name="P244" style:family="paragraph" style:parent-style-name="Standard" style:list-style-name="L204">
      <style:text-properties style:font-name="Tahoma" fo:font-size="11pt" style:font-size-asian="11pt" style:font-size-complex="11pt"/>
    </style:style>
    <style:style style:name="P245" style:family="paragraph" style:parent-style-name="Standard" style:list-style-name="L205">
      <style:text-properties style:font-name="Tahoma" fo:font-size="11pt" style:font-size-asian="11pt" style:font-size-complex="11pt"/>
    </style:style>
    <style:style style:name="P246" style:family="paragraph" style:parent-style-name="Standard" style:list-style-name="L206">
      <style:text-properties style:font-name="Tahoma" fo:font-size="11pt" style:font-size-asian="11pt" style:font-size-complex="11pt"/>
    </style:style>
    <style:style style:name="P247" style:family="paragraph" style:parent-style-name="Standard" style:list-style-name="L207">
      <style:text-properties style:font-name="Tahoma" fo:font-size="11pt" style:font-size-asian="11pt" style:font-size-complex="11pt"/>
    </style:style>
    <style:style style:name="P248" style:family="paragraph" style:parent-style-name="Standard" style:list-style-name="L208">
      <style:text-properties style:font-name="Tahoma" fo:font-size="11pt" style:font-size-asian="11pt" style:font-size-complex="11pt"/>
    </style:style>
    <style:style style:name="P249" style:family="paragraph" style:parent-style-name="Standard" style:list-style-name="L209">
      <style:text-properties style:font-name="Tahoma" fo:font-size="11pt" style:font-size-asian="11pt" style:font-size-complex="11pt"/>
    </style:style>
    <style:style style:name="P250" style:family="paragraph" style:parent-style-name="Standard" style:list-style-name="L210">
      <style:text-properties style:font-name="Tahoma" fo:font-size="11pt" style:font-size-asian="11pt" style:font-size-complex="11pt"/>
    </style:style>
    <style:style style:name="P251" style:family="paragraph" style:parent-style-name="Standard" style:list-style-name="L211">
      <style:text-properties style:font-name="Tahoma" fo:font-size="11pt" style:font-size-asian="11pt" style:font-size-complex="11pt"/>
    </style:style>
    <style:style style:name="P252" style:family="paragraph" style:parent-style-name="Standard" style:list-style-name="L212">
      <style:text-properties style:font-name="Tahoma" fo:font-size="11pt" style:font-size-asian="11pt" style:font-size-complex="11pt"/>
    </style:style>
    <style:style style:name="P253" style:family="paragraph" style:parent-style-name="Standard" style:list-style-name="L213">
      <style:text-properties style:font-name="Tahoma" fo:font-size="11pt" style:font-size-asian="11pt" style:font-size-complex="11pt"/>
    </style:style>
    <style:style style:name="P254" style:family="paragraph" style:parent-style-name="Standard" style:list-style-name="L214">
      <style:text-properties style:font-name="Tahoma" fo:font-size="11pt" style:font-size-asian="11pt" style:font-size-complex="11pt"/>
    </style:style>
    <style:style style:name="P255" style:family="paragraph" style:parent-style-name="Standard" style:list-style-name="L215">
      <style:text-properties style:font-name="Tahoma" fo:font-size="11pt" style:font-size-asian="11pt" style:font-size-complex="11pt"/>
    </style:style>
    <style:style style:name="P256" style:family="paragraph" style:parent-style-name="Standard" style:list-style-name="L216">
      <style:text-properties style:font-name="Tahoma" fo:font-size="11pt" style:font-size-asian="11pt" style:font-size-complex="11pt"/>
    </style:style>
    <style:style style:name="P257" style:family="paragraph" style:parent-style-name="Standard" style:list-style-name="L217">
      <style:text-properties style:font-name="Tahoma" fo:font-size="11pt" style:font-size-asian="11pt" style:font-size-complex="11pt"/>
    </style:style>
    <style:style style:name="P258" style:family="paragraph" style:parent-style-name="Standard" style:list-style-name="L218">
      <style:text-properties style:font-name="Tahoma" fo:font-size="11pt" style:font-size-asian="11pt" style:font-size-complex="11pt"/>
    </style:style>
    <style:style style:name="P259" style:family="paragraph" style:parent-style-name="Standard" style:list-style-name="L219">
      <style:text-properties style:font-name="Tahoma" fo:font-size="11pt" style:font-size-asian="11pt" style:font-size-complex="11pt"/>
    </style:style>
    <style:style style:name="P260" style:family="paragraph" style:parent-style-name="Standard" style:list-style-name="L220">
      <style:text-properties style:font-name="Tahoma" fo:font-size="11pt" style:font-size-asian="11pt" style:font-size-complex="11pt"/>
    </style:style>
    <style:style style:name="P261" style:family="paragraph" style:parent-style-name="Standard" style:list-style-name="L221">
      <style:text-properties style:font-name="Tahoma" fo:font-size="11pt" style:font-size-asian="11pt" style:font-size-complex="11pt"/>
    </style:style>
    <style:style style:name="P262" style:family="paragraph" style:parent-style-name="Standard" style:list-style-name="L222">
      <style:text-properties style:font-name="Tahoma" fo:font-size="11pt" style:font-size-asian="11pt" style:font-size-complex="11pt"/>
    </style:style>
    <style:style style:name="P263" style:family="paragraph" style:parent-style-name="Standard" style:list-style-name="L223">
      <style:text-properties style:font-name="Tahoma" fo:font-size="11pt" style:font-size-asian="11pt" style:font-size-complex="11pt"/>
    </style:style>
    <style:style style:name="P264" style:family="paragraph" style:parent-style-name="Standard" style:list-style-name="L224">
      <style:text-properties style:font-name="Tahoma" fo:font-size="11pt" style:font-size-asian="11pt" style:font-size-complex="11pt"/>
    </style:style>
    <style:style style:name="P265" style:family="paragraph" style:parent-style-name="Standard" style:list-style-name="L225">
      <style:text-properties style:font-name="Tahoma" fo:font-size="11pt" style:font-size-asian="11pt" style:font-size-complex="11pt"/>
    </style:style>
    <style:style style:name="P266" style:family="paragraph" style:parent-style-name="Standard" style:list-style-name="L226">
      <style:text-properties style:font-name="Tahoma" fo:font-size="11pt" style:font-size-asian="11pt" style:font-size-complex="11pt"/>
    </style:style>
    <style:style style:name="P267" style:family="paragraph" style:parent-style-name="Standard" style:list-style-name="L227">
      <style:text-properties style:font-name="Tahoma" fo:font-size="11pt" style:font-size-asian="11pt" style:font-size-complex="11pt"/>
    </style:style>
    <style:style style:name="P268" style:family="paragraph" style:parent-style-name="Standard" style:list-style-name="L228">
      <style:text-properties style:font-name="Tahoma" fo:font-size="11pt" style:font-size-asian="11pt" style:font-size-complex="11pt"/>
    </style:style>
    <style:style style:name="P269" style:family="paragraph" style:parent-style-name="Standard">
      <style:text-properties style:font-name="Tahoma" fo:font-size="11pt" fo:font-weight="bold" style:font-size-asian="11pt" style:font-weight-asian="bold" style:font-size-complex="11pt" style:font-weight-complex="bold"/>
    </style:style>
    <style:style style:name="P270" style:family="paragraph" style:parent-style-name="Standard">
      <style:text-properties style:font-name="Tahoma" fo:font-size="11pt" fo:font-weight="normal" style:font-size-asian="11pt" style:font-weight-asian="normal" style:font-size-complex="11pt" style:font-weight-complex="normal"/>
    </style:style>
    <style:style style:name="T1" style:family="text">
      <style:text-properties style:font-name="Tahoma" fo:font-size="11pt" style:font-size-asian="11pt" style:font-size-complex="11pt"/>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40">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41">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4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4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4">
      <text:list-level-style-bullet text:level="1" text:style-name="Bullet_20_Symbols" style:num-suffix="." text:bullet-char="●">
        <style:list-level-properties text:space-before="4.367cm" text:min-label-width="0.635cm"/>
        <style:text-properties style:font-name="StarSymbol"/>
      </text:list-level-style-bullet>
      <text:list-level-style-bullet text:level="2" text:style-name="Bullet_20_Symbols" style:num-suffix="." text:bullet-char="○">
        <style:list-level-properties text:space-before="5.637cm" text:min-label-width="0.635cm"/>
        <style:text-properties style:font-name="StarSymbol"/>
      </text:list-level-style-bullet>
      <text:list-level-style-bullet text:level="3" text:style-name="Bullet_20_Symbols" style:num-suffix="." text:bullet-char="■">
        <style:list-level-properties text:space-before="6.907cm" text:min-label-width="0.635cm"/>
        <style:text-properties style:font-name="StarSymbol"/>
      </text:list-level-style-bullet>
      <text:list-level-style-bullet text:level="4" text:style-name="Bullet_20_Symbols" style:num-suffix="." text:bullet-char="●">
        <style:list-level-properties text:space-before="8.177cm" text:min-label-width="0.635cm"/>
        <style:text-properties style:font-name="StarSymbol"/>
      </text:list-level-style-bullet>
      <text:list-level-style-bullet text:level="5" text:style-name="Bullet_20_Symbols" style:num-suffix="." text:bullet-char="○">
        <style:list-level-properties text:space-before="9.447cm" text:min-label-width="0.635cm"/>
        <style:text-properties style:font-name="StarSymbol"/>
      </text:list-level-style-bullet>
      <text:list-level-style-bullet text:level="6" text:style-name="Bullet_20_Symbols" style:num-suffix="." text:bullet-char="■">
        <style:list-level-properties text:space-before="10.717cm" text:min-label-width="0.635cm"/>
        <style:text-properties style:font-name="StarSymbol"/>
      </text:list-level-style-bullet>
      <text:list-level-style-bullet text:level="7" text:style-name="Bullet_20_Symbols" style:num-suffix="." text:bullet-char="●">
        <style:list-level-properties text:space-before="11.987cm" text:min-label-width="0.635cm"/>
        <style:text-properties style:font-name="StarSymbol"/>
      </text:list-level-style-bullet>
      <text:list-level-style-bullet text:level="8" text:style-name="Bullet_20_Symbols" style:num-suffix="." text:bullet-char="○">
        <style:list-level-properties text:space-before="13.257cm" text:min-label-width="0.635cm"/>
        <style:text-properties style:font-name="StarSymbol"/>
      </text:list-level-style-bullet>
      <text:list-level-style-bullet text:level="9" text:style-name="Bullet_20_Symbols" style:num-suffix="." text:bullet-char="■">
        <style:list-level-properties text:space-before="14.527cm" text:min-label-width="0.635cm"/>
        <style:text-properties style:font-name="StarSymbol"/>
      </text:list-level-style-bullet>
      <text:list-level-style-bullet text:level="10" text:style-name="Bullet_20_Symbols" style:num-suffix="." text:bullet-char="●">
        <style:list-level-properties text:space-before="15.797cm" text:min-label-width="0.635cm"/>
        <style:text-properties style:font-name="StarSymbol"/>
      </text:list-level-style-bullet>
    </text:list-style>
    <text:list-style style:name="L165">
      <text:list-level-style-bullet text:level="1" text:style-name="Bullet_20_Symbols" style:num-suffix="." text:bullet-char="●">
        <style:list-level-properties text:space-before="4.367cm" text:min-label-width="0.635cm"/>
        <style:text-properties style:font-name="StarSymbol"/>
      </text:list-level-style-bullet>
      <text:list-level-style-bullet text:level="2" text:style-name="Bullet_20_Symbols" style:num-suffix="." text:bullet-char="○">
        <style:list-level-properties text:space-before="5.637cm" text:min-label-width="0.635cm"/>
        <style:text-properties style:font-name="StarSymbol"/>
      </text:list-level-style-bullet>
      <text:list-level-style-bullet text:level="3" text:style-name="Bullet_20_Symbols" style:num-suffix="." text:bullet-char="■">
        <style:list-level-properties text:space-before="6.907cm" text:min-label-width="0.635cm"/>
        <style:text-properties style:font-name="StarSymbol"/>
      </text:list-level-style-bullet>
      <text:list-level-style-bullet text:level="4" text:style-name="Bullet_20_Symbols" style:num-suffix="." text:bullet-char="●">
        <style:list-level-properties text:space-before="8.177cm" text:min-label-width="0.635cm"/>
        <style:text-properties style:font-name="StarSymbol"/>
      </text:list-level-style-bullet>
      <text:list-level-style-bullet text:level="5" text:style-name="Bullet_20_Symbols" style:num-suffix="." text:bullet-char="○">
        <style:list-level-properties text:space-before="9.447cm" text:min-label-width="0.635cm"/>
        <style:text-properties style:font-name="StarSymbol"/>
      </text:list-level-style-bullet>
      <text:list-level-style-bullet text:level="6" text:style-name="Bullet_20_Symbols" style:num-suffix="." text:bullet-char="■">
        <style:list-level-properties text:space-before="10.717cm" text:min-label-width="0.635cm"/>
        <style:text-properties style:font-name="StarSymbol"/>
      </text:list-level-style-bullet>
      <text:list-level-style-bullet text:level="7" text:style-name="Bullet_20_Symbols" style:num-suffix="." text:bullet-char="●">
        <style:list-level-properties text:space-before="11.987cm" text:min-label-width="0.635cm"/>
        <style:text-properties style:font-name="StarSymbol"/>
      </text:list-level-style-bullet>
      <text:list-level-style-bullet text:level="8" text:style-name="Bullet_20_Symbols" style:num-suffix="." text:bullet-char="○">
        <style:list-level-properties text:space-before="13.257cm" text:min-label-width="0.635cm"/>
        <style:text-properties style:font-name="StarSymbol"/>
      </text:list-level-style-bullet>
      <text:list-level-style-bullet text:level="9" text:style-name="Bullet_20_Symbols" style:num-suffix="." text:bullet-char="■">
        <style:list-level-properties text:space-before="14.527cm" text:min-label-width="0.635cm"/>
        <style:text-properties style:font-name="StarSymbol"/>
      </text:list-level-style-bullet>
      <text:list-level-style-bullet text:level="10" text:style-name="Bullet_20_Symbols" style:num-suffix="." text:bullet-char="●">
        <style:list-level-properties text:space-before="15.797cm" text:min-label-width="0.635cm"/>
        <style:text-properties style:font-name="StarSymbol"/>
      </text:list-level-style-bullet>
    </text:list-style>
    <text:list-style style:name="L166">
      <text:list-level-style-bullet text:level="1" text:style-name="Bullet_20_Symbols" style:num-suffix="." text:bullet-char="●">
        <style:list-level-properties text:space-before="4.367cm" text:min-label-width="0.635cm"/>
        <style:text-properties style:font-name="StarSymbol"/>
      </text:list-level-style-bullet>
      <text:list-level-style-bullet text:level="2" text:style-name="Bullet_20_Symbols" style:num-suffix="." text:bullet-char="○">
        <style:list-level-properties text:space-before="5.637cm" text:min-label-width="0.635cm"/>
        <style:text-properties style:font-name="StarSymbol"/>
      </text:list-level-style-bullet>
      <text:list-level-style-bullet text:level="3" text:style-name="Bullet_20_Symbols" style:num-suffix="." text:bullet-char="■">
        <style:list-level-properties text:space-before="6.907cm" text:min-label-width="0.635cm"/>
        <style:text-properties style:font-name="StarSymbol"/>
      </text:list-level-style-bullet>
      <text:list-level-style-bullet text:level="4" text:style-name="Bullet_20_Symbols" style:num-suffix="." text:bullet-char="●">
        <style:list-level-properties text:space-before="8.177cm" text:min-label-width="0.635cm"/>
        <style:text-properties style:font-name="StarSymbol"/>
      </text:list-level-style-bullet>
      <text:list-level-style-bullet text:level="5" text:style-name="Bullet_20_Symbols" style:num-suffix="." text:bullet-char="○">
        <style:list-level-properties text:space-before="9.447cm" text:min-label-width="0.635cm"/>
        <style:text-properties style:font-name="StarSymbol"/>
      </text:list-level-style-bullet>
      <text:list-level-style-bullet text:level="6" text:style-name="Bullet_20_Symbols" style:num-suffix="." text:bullet-char="■">
        <style:list-level-properties text:space-before="10.717cm" text:min-label-width="0.635cm"/>
        <style:text-properties style:font-name="StarSymbol"/>
      </text:list-level-style-bullet>
      <text:list-level-style-bullet text:level="7" text:style-name="Bullet_20_Symbols" style:num-suffix="." text:bullet-char="●">
        <style:list-level-properties text:space-before="11.987cm" text:min-label-width="0.635cm"/>
        <style:text-properties style:font-name="StarSymbol"/>
      </text:list-level-style-bullet>
      <text:list-level-style-bullet text:level="8" text:style-name="Bullet_20_Symbols" style:num-suffix="." text:bullet-char="○">
        <style:list-level-properties text:space-before="13.257cm" text:min-label-width="0.635cm"/>
        <style:text-properties style:font-name="StarSymbol"/>
      </text:list-level-style-bullet>
      <text:list-level-style-bullet text:level="9" text:style-name="Bullet_20_Symbols" style:num-suffix="." text:bullet-char="■">
        <style:list-level-properties text:space-before="14.527cm" text:min-label-width="0.635cm"/>
        <style:text-properties style:font-name="StarSymbol"/>
      </text:list-level-style-bullet>
      <text:list-level-style-bullet text:level="10" text:style-name="Bullet_20_Symbols" style:num-suffix="." text:bullet-char="●">
        <style:list-level-properties text:space-before="15.797cm" text:min-label-width="0.635cm"/>
        <style:text-properties style:font-name="StarSymbol"/>
      </text:list-level-style-bullet>
    </text:list-style>
    <text:list-style style:name="L167">
      <text:list-level-style-bullet text:level="1" text:style-name="Bullet_20_Symbols" style:num-suffix="." text:bullet-char="●">
        <style:list-level-properties text:space-before="4.367cm" text:min-label-width="0.635cm"/>
        <style:text-properties style:font-name="StarSymbol"/>
      </text:list-level-style-bullet>
      <text:list-level-style-bullet text:level="2" text:style-name="Bullet_20_Symbols" style:num-suffix="." text:bullet-char="○">
        <style:list-level-properties text:space-before="5.637cm" text:min-label-width="0.635cm"/>
        <style:text-properties style:font-name="StarSymbol"/>
      </text:list-level-style-bullet>
      <text:list-level-style-bullet text:level="3" text:style-name="Bullet_20_Symbols" style:num-suffix="." text:bullet-char="■">
        <style:list-level-properties text:space-before="6.907cm" text:min-label-width="0.635cm"/>
        <style:text-properties style:font-name="StarSymbol"/>
      </text:list-level-style-bullet>
      <text:list-level-style-bullet text:level="4" text:style-name="Bullet_20_Symbols" style:num-suffix="." text:bullet-char="●">
        <style:list-level-properties text:space-before="8.177cm" text:min-label-width="0.635cm"/>
        <style:text-properties style:font-name="StarSymbol"/>
      </text:list-level-style-bullet>
      <text:list-level-style-bullet text:level="5" text:style-name="Bullet_20_Symbols" style:num-suffix="." text:bullet-char="○">
        <style:list-level-properties text:space-before="9.447cm" text:min-label-width="0.635cm"/>
        <style:text-properties style:font-name="StarSymbol"/>
      </text:list-level-style-bullet>
      <text:list-level-style-bullet text:level="6" text:style-name="Bullet_20_Symbols" style:num-suffix="." text:bullet-char="■">
        <style:list-level-properties text:space-before="10.717cm" text:min-label-width="0.635cm"/>
        <style:text-properties style:font-name="StarSymbol"/>
      </text:list-level-style-bullet>
      <text:list-level-style-bullet text:level="7" text:style-name="Bullet_20_Symbols" style:num-suffix="." text:bullet-char="●">
        <style:list-level-properties text:space-before="11.987cm" text:min-label-width="0.635cm"/>
        <style:text-properties style:font-name="StarSymbol"/>
      </text:list-level-style-bullet>
      <text:list-level-style-bullet text:level="8" text:style-name="Bullet_20_Symbols" style:num-suffix="." text:bullet-char="○">
        <style:list-level-properties text:space-before="13.257cm" text:min-label-width="0.635cm"/>
        <style:text-properties style:font-name="StarSymbol"/>
      </text:list-level-style-bullet>
      <text:list-level-style-bullet text:level="9" text:style-name="Bullet_20_Symbols" style:num-suffix="." text:bullet-char="■">
        <style:list-level-properties text:space-before="14.527cm" text:min-label-width="0.635cm"/>
        <style:text-properties style:font-name="StarSymbol"/>
      </text:list-level-style-bullet>
      <text:list-level-style-bullet text:level="10" text:style-name="Bullet_20_Symbols" style:num-suffix="." text:bullet-char="●">
        <style:list-level-properties text:space-before="15.797cm" text:min-label-width="0.635cm"/>
        <style:text-properties style:font-name="StarSymbol"/>
      </text:list-level-style-bullet>
    </text:list-style>
    <text:list-style style:name="L168">
      <text:list-level-style-bullet text:level="1" text:style-name="Bullet_20_Symbols" style:num-suffix="." text:bullet-char="●">
        <style:list-level-properties text:space-before="4.367cm" text:min-label-width="0.635cm"/>
        <style:text-properties style:font-name="StarSymbol"/>
      </text:list-level-style-bullet>
      <text:list-level-style-bullet text:level="2" text:style-name="Bullet_20_Symbols" style:num-suffix="." text:bullet-char="○">
        <style:list-level-properties text:space-before="5.637cm" text:min-label-width="0.635cm"/>
        <style:text-properties style:font-name="StarSymbol"/>
      </text:list-level-style-bullet>
      <text:list-level-style-bullet text:level="3" text:style-name="Bullet_20_Symbols" style:num-suffix="." text:bullet-char="■">
        <style:list-level-properties text:space-before="6.907cm" text:min-label-width="0.635cm"/>
        <style:text-properties style:font-name="StarSymbol"/>
      </text:list-level-style-bullet>
      <text:list-level-style-bullet text:level="4" text:style-name="Bullet_20_Symbols" style:num-suffix="." text:bullet-char="●">
        <style:list-level-properties text:space-before="8.177cm" text:min-label-width="0.635cm"/>
        <style:text-properties style:font-name="StarSymbol"/>
      </text:list-level-style-bullet>
      <text:list-level-style-bullet text:level="5" text:style-name="Bullet_20_Symbols" style:num-suffix="." text:bullet-char="○">
        <style:list-level-properties text:space-before="9.447cm" text:min-label-width="0.635cm"/>
        <style:text-properties style:font-name="StarSymbol"/>
      </text:list-level-style-bullet>
      <text:list-level-style-bullet text:level="6" text:style-name="Bullet_20_Symbols" style:num-suffix="." text:bullet-char="■">
        <style:list-level-properties text:space-before="10.717cm" text:min-label-width="0.635cm"/>
        <style:text-properties style:font-name="StarSymbol"/>
      </text:list-level-style-bullet>
      <text:list-level-style-bullet text:level="7" text:style-name="Bullet_20_Symbols" style:num-suffix="." text:bullet-char="●">
        <style:list-level-properties text:space-before="11.987cm" text:min-label-width="0.635cm"/>
        <style:text-properties style:font-name="StarSymbol"/>
      </text:list-level-style-bullet>
      <text:list-level-style-bullet text:level="8" text:style-name="Bullet_20_Symbols" style:num-suffix="." text:bullet-char="○">
        <style:list-level-properties text:space-before="13.257cm" text:min-label-width="0.635cm"/>
        <style:text-properties style:font-name="StarSymbol"/>
      </text:list-level-style-bullet>
      <text:list-level-style-bullet text:level="9" text:style-name="Bullet_20_Symbols" style:num-suffix="." text:bullet-char="■">
        <style:list-level-properties text:space-before="14.527cm" text:min-label-width="0.635cm"/>
        <style:text-properties style:font-name="StarSymbol"/>
      </text:list-level-style-bullet>
      <text:list-level-style-bullet text:level="10" text:style-name="Bullet_20_Symbols" style:num-suffix="." text:bullet-char="●">
        <style:list-level-properties text:space-before="15.797cm" text:min-label-width="0.635cm"/>
        <style:text-properties style:font-name="StarSymbol"/>
      </text:list-level-style-bullet>
    </text:list-style>
    <text:list-style style:name="L169">
      <text:list-level-style-bullet text:level="1" text:style-name="Bullet_20_Symbols" style:num-suffix="." text:bullet-char="●">
        <style:list-level-properties text:space-before="4.5cm" text:min-label-width="0.635cm"/>
        <style:text-properties style:font-name="StarSymbol"/>
      </text:list-level-style-bullet>
      <text:list-level-style-bullet text:level="2" text:style-name="Bullet_20_Symbols" style:num-suffix="." text:bullet-char="○">
        <style:list-level-properties text:space-before="5.77cm" text:min-label-width="0.635cm"/>
        <style:text-properties style:font-name="StarSymbol"/>
      </text:list-level-style-bullet>
      <text:list-level-style-bullet text:level="3" text:style-name="Bullet_20_Symbols" style:num-suffix="." text:bullet-char="■">
        <style:list-level-properties text:space-before="7.04cm" text:min-label-width="0.635cm"/>
        <style:text-properties style:font-name="StarSymbol"/>
      </text:list-level-style-bullet>
      <text:list-level-style-bullet text:level="4" text:style-name="Bullet_20_Symbols" style:num-suffix="." text:bullet-char="●">
        <style:list-level-properties text:space-before="8.31cm" text:min-label-width="0.635cm"/>
        <style:text-properties style:font-name="StarSymbol"/>
      </text:list-level-style-bullet>
      <text:list-level-style-bullet text:level="5" text:style-name="Bullet_20_Symbols" style:num-suffix="." text:bullet-char="○">
        <style:list-level-properties text:space-before="9.58cm" text:min-label-width="0.635cm"/>
        <style:text-properties style:font-name="StarSymbol"/>
      </text:list-level-style-bullet>
      <text:list-level-style-bullet text:level="6" text:style-name="Bullet_20_Symbols" style:num-suffix="." text:bullet-char="■">
        <style:list-level-properties text:space-before="10.85cm" text:min-label-width="0.635cm"/>
        <style:text-properties style:font-name="StarSymbol"/>
      </text:list-level-style-bullet>
      <text:list-level-style-bullet text:level="7" text:style-name="Bullet_20_Symbols" style:num-suffix="." text:bullet-char="●">
        <style:list-level-properties text:space-before="12.12cm" text:min-label-width="0.635cm"/>
        <style:text-properties style:font-name="StarSymbol"/>
      </text:list-level-style-bullet>
      <text:list-level-style-bullet text:level="8" text:style-name="Bullet_20_Symbols" style:num-suffix="." text:bullet-char="○">
        <style:list-level-properties text:space-before="13.39cm" text:min-label-width="0.635cm"/>
        <style:text-properties style:font-name="StarSymbol"/>
      </text:list-level-style-bullet>
      <text:list-level-style-bullet text:level="9" text:style-name="Bullet_20_Symbols" style:num-suffix="." text:bullet-char="■">
        <style:list-level-properties text:space-before="14.66cm" text:min-label-width="0.635cm"/>
        <style:text-properties style:font-name="StarSymbol"/>
      </text:list-level-style-bullet>
      <text:list-level-style-bullet text:level="10" text:style-name="Bullet_20_Symbols" style:num-suffix="." text:bullet-char="●">
        <style:list-level-properties text:space-before="15.93cm" text:min-label-width="0.635cm"/>
        <style:text-properties style:font-name="StarSymbol"/>
      </text:list-level-style-bullet>
    </text:list-style>
    <text:list-style style:name="L170">
      <text:list-level-style-bullet text:level="1" text:style-name="Bullet_20_Symbols" style:num-suffix="." text:bullet-char="●">
        <style:list-level-properties text:space-before="4.5cm" text:min-label-width="0.635cm"/>
        <style:text-properties style:font-name="StarSymbol"/>
      </text:list-level-style-bullet>
      <text:list-level-style-bullet text:level="2" text:style-name="Bullet_20_Symbols" style:num-suffix="." text:bullet-char="○">
        <style:list-level-properties text:space-before="5.77cm" text:min-label-width="0.635cm"/>
        <style:text-properties style:font-name="StarSymbol"/>
      </text:list-level-style-bullet>
      <text:list-level-style-bullet text:level="3" text:style-name="Bullet_20_Symbols" style:num-suffix="." text:bullet-char="■">
        <style:list-level-properties text:space-before="7.04cm" text:min-label-width="0.635cm"/>
        <style:text-properties style:font-name="StarSymbol"/>
      </text:list-level-style-bullet>
      <text:list-level-style-bullet text:level="4" text:style-name="Bullet_20_Symbols" style:num-suffix="." text:bullet-char="●">
        <style:list-level-properties text:space-before="8.31cm" text:min-label-width="0.635cm"/>
        <style:text-properties style:font-name="StarSymbol"/>
      </text:list-level-style-bullet>
      <text:list-level-style-bullet text:level="5" text:style-name="Bullet_20_Symbols" style:num-suffix="." text:bullet-char="○">
        <style:list-level-properties text:space-before="9.58cm" text:min-label-width="0.635cm"/>
        <style:text-properties style:font-name="StarSymbol"/>
      </text:list-level-style-bullet>
      <text:list-level-style-bullet text:level="6" text:style-name="Bullet_20_Symbols" style:num-suffix="." text:bullet-char="■">
        <style:list-level-properties text:space-before="10.85cm" text:min-label-width="0.635cm"/>
        <style:text-properties style:font-name="StarSymbol"/>
      </text:list-level-style-bullet>
      <text:list-level-style-bullet text:level="7" text:style-name="Bullet_20_Symbols" style:num-suffix="." text:bullet-char="●">
        <style:list-level-properties text:space-before="12.12cm" text:min-label-width="0.635cm"/>
        <style:text-properties style:font-name="StarSymbol"/>
      </text:list-level-style-bullet>
      <text:list-level-style-bullet text:level="8" text:style-name="Bullet_20_Symbols" style:num-suffix="." text:bullet-char="○">
        <style:list-level-properties text:space-before="13.39cm" text:min-label-width="0.635cm"/>
        <style:text-properties style:font-name="StarSymbol"/>
      </text:list-level-style-bullet>
      <text:list-level-style-bullet text:level="9" text:style-name="Bullet_20_Symbols" style:num-suffix="." text:bullet-char="■">
        <style:list-level-properties text:space-before="14.66cm" text:min-label-width="0.635cm"/>
        <style:text-properties style:font-name="StarSymbol"/>
      </text:list-level-style-bullet>
      <text:list-level-style-bullet text:level="10" text:style-name="Bullet_20_Symbols" style:num-suffix="." text:bullet-char="●">
        <style:list-level-properties text:space-before="15.93cm" text:min-label-width="0.635cm"/>
        <style:text-properties style:font-name="StarSymbol"/>
      </text:list-level-style-bullet>
    </text:list-style>
    <text:list-style style:name="L171">
      <text:list-level-style-bullet text:level="1" text:style-name="Bullet_20_Symbols" style:num-suffix="." text:bullet-char="●">
        <style:list-level-properties text:space-before="4.5cm" text:min-label-width="0.635cm"/>
        <style:text-properties style:font-name="StarSymbol"/>
      </text:list-level-style-bullet>
      <text:list-level-style-bullet text:level="2" text:style-name="Bullet_20_Symbols" style:num-suffix="." text:bullet-char="○">
        <style:list-level-properties text:space-before="5.77cm" text:min-label-width="0.635cm"/>
        <style:text-properties style:font-name="StarSymbol"/>
      </text:list-level-style-bullet>
      <text:list-level-style-bullet text:level="3" text:style-name="Bullet_20_Symbols" style:num-suffix="." text:bullet-char="■">
        <style:list-level-properties text:space-before="7.04cm" text:min-label-width="0.635cm"/>
        <style:text-properties style:font-name="StarSymbol"/>
      </text:list-level-style-bullet>
      <text:list-level-style-bullet text:level="4" text:style-name="Bullet_20_Symbols" style:num-suffix="." text:bullet-char="●">
        <style:list-level-properties text:space-before="8.31cm" text:min-label-width="0.635cm"/>
        <style:text-properties style:font-name="StarSymbol"/>
      </text:list-level-style-bullet>
      <text:list-level-style-bullet text:level="5" text:style-name="Bullet_20_Symbols" style:num-suffix="." text:bullet-char="○">
        <style:list-level-properties text:space-before="9.58cm" text:min-label-width="0.635cm"/>
        <style:text-properties style:font-name="StarSymbol"/>
      </text:list-level-style-bullet>
      <text:list-level-style-bullet text:level="6" text:style-name="Bullet_20_Symbols" style:num-suffix="." text:bullet-char="■">
        <style:list-level-properties text:space-before="10.85cm" text:min-label-width="0.635cm"/>
        <style:text-properties style:font-name="StarSymbol"/>
      </text:list-level-style-bullet>
      <text:list-level-style-bullet text:level="7" text:style-name="Bullet_20_Symbols" style:num-suffix="." text:bullet-char="●">
        <style:list-level-properties text:space-before="12.12cm" text:min-label-width="0.635cm"/>
        <style:text-properties style:font-name="StarSymbol"/>
      </text:list-level-style-bullet>
      <text:list-level-style-bullet text:level="8" text:style-name="Bullet_20_Symbols" style:num-suffix="." text:bullet-char="○">
        <style:list-level-properties text:space-before="13.39cm" text:min-label-width="0.635cm"/>
        <style:text-properties style:font-name="StarSymbol"/>
      </text:list-level-style-bullet>
      <text:list-level-style-bullet text:level="9" text:style-name="Bullet_20_Symbols" style:num-suffix="." text:bullet-char="■">
        <style:list-level-properties text:space-before="14.66cm" text:min-label-width="0.635cm"/>
        <style:text-properties style:font-name="StarSymbol"/>
      </text:list-level-style-bullet>
      <text:list-level-style-bullet text:level="10" text:style-name="Bullet_20_Symbols" style:num-suffix="." text:bullet-char="●">
        <style:list-level-properties text:space-before="15.93cm" text:min-label-width="0.635cm"/>
        <style:text-properties style:font-name="StarSymbol"/>
      </text:list-level-style-bullet>
    </text:list-style>
    <text:list-style style:name="L17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7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8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9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0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19">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0">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1">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2">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3">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6">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7">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228">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Dokumentation PhexProxy</text:p>
      <text:p text:style-name="P1"/>
      <text:p text:style-name="P1">1.)Beschreibung Backend</text:p>
      <text:list text:style-name="L139">
        <text:list-item>
          <text:p text:style-name="P152">1.1.)Phex</text:p>
        </text:list-item>
        <text:list-item>
          <text:p text:style-name="P152">1.2.)BitJoe Paris</text:p>
        </text:list-item>
        <text:list-item>
          <text:p text:style-name="P152">1.3.)BitJoe Distributed Paris</text:p>
        </text:list-item>
      </text:list>
      <text:p text:style-name="P1"/>
      <text:p text:style-name="P1">2.)BitJoe Paris.pl</text:p>
      <text:p text:style-name="P1"><text:tab/><text:tab/></text:p>
      <text:p text:style-name="P1"><text:tab/>2.1.)Programminterne Abschnitte </text:p>
      <text:list text:style-name="L140">
        <text:list-item>
          <text:p text:style-name="P155">2.1.1.)Abschnitt IPBlocker</text:p>
        </text:list-item>
        <text:list-item>
          <text:p text:style-name="P155">2.1.2.)Abschnitt LoadCheck</text:p>
        </text:list-item>
        <text:list-item>
          <text:p text:style-name="P155">2.1.3.)Abschnitt Entschlüsselung Handynachricht</text:p>
        </text:list-item>
        <text:list-item>
          <text:p text:style-name="P155">2.1.4.)Abschnitt Licence Check</text:p>
        </text:list-item>
      </text:list>
      <text:p text:style-name="P1"><text:tab/><text:tab/></text:p>
      <text:p text:style-name="P1"><text:tab/>2.2.)Programminteren Funktionen</text:p>
      <text:list text:style-name="L141">
        <text:list-item>
          <text:p text:style-name="P159">2.2.1.)CheckStatusFlag()</text:p>
        </text:list-item>
        <text:list-item>
          <text:p text:style-name="P159">2.2.2.)FindFunction()</text:p>
        </text:list-item>
        <text:list-item>
          <text:p text:style-name="P159">2.2.3.)ResultFunction()</text:p>
        </text:list-item>
        <text:list-item>
          <text:p text:style-name="P159">2.2.4.)DownloadStartFunction</text:p>
        </text:list-item>
        <text:list-item>
          <text:p text:style-name="P159">2.2.5.)DownloadEndFunction</text:p>
        </text:list-item>
        <text:list-item>
          <text:p text:style-name="P159">2.2.6.)LicenceFunction</text:p>
        </text:list-item>
        <text:list-item>
          <text:p text:style-name="P159">2.2.7.)ErrorFunction</text:p>
        </text:list-item>
      </text:list>
      <text:p text:style-name="P1"/>
      <text:p text:style-name="P1"><text:tab/>2.3.)Programmexterne BitJoe Module</text:p>
      <text:p text:style-name="P1"><text:tab/><text:tab/>2.3.1.)IO.pm</text:p>
      <text:list text:style-name="L142">
        <text:list-item>
          <text:p text:style-name="P166">2.3.1.1.)readSocket()</text:p>
        </text:list-item>
        <text:list-item>
          <text:p text:style-name="P166">2.3.1.2.)writeSocket()</text:p>
        </text:list-item>
        <text:list-item>
          <text:p text:style-name="P166">2.3.1.3.)CreatePhexConnection()</text:p>
        </text:list-item>
        <text:list-item>
          <text:p text:style-name="P166">2.3.1.4.)CreateProxySocket()</text:p>
        </text:list-item>
        <text:list-item>
          <text:p text:style-name="P166">2.3.1.5.)CreateHandyDistributedSocket()</text:p>
        </text:list-item>
        <text:list-item>
          <text:p text:style-name="P166">2.3.1.6.)CreateSocketToParis()</text:p>
        </text:list-item>
        <text:list-item>
          <text:p text:style-name="P166">2.3.1.7.)readRandomBytes()</text:p>
        </text:list-item>
        <text:list-item>
          <text:p text:style-name="P166">2.3.1.8.)ReadFileIntoArray()</text:p>
        </text:list-item>
        <text:list-item>
          <text:p text:style-name="P166">2.3.1.10.)ReadFileIntoScalar()</text:p>
        </text:list-item>
        <text:list-item>
          <text:p text:style-name="P166">2.3.1.11.)WriteFile()</text:p>
        </text:list-item>
      </text:list>
      <text:p text:style-name="P1"><text:tab/><text:tab/><text:tab/></text:p>
      <text:p text:style-name="P1"><text:tab/><text:tab/>2.3.2.)Gzip.pm</text:p>
      <text:list text:style-name="L149">
        <text:list-item>
          <text:p text:style-name="P182">2.3.2.1.)decompress_string_zlib()</text:p>
        </text:list-item>
      </text:list>
      <text:list text:style-name="L148">
        <text:list-item>
          <text:p text:style-name="P181">2.3.2.2.)compress_string_zlib()</text:p>
        </text:list-item>
      </text:list>
      <text:list text:style-name="L147">
        <text:list-item>
          <text:p text:style-name="P180">2.3.2.3.)compress_zlib()</text:p>
        </text:list-item>
      </text:list>
      <text:list text:style-name="L146">
        <text:list-item>
          <text:p text:style-name="P179">2.3.2.4.)decompress_zlib()</text:p>
        </text:list-item>
      </text:list>
      <text:list text:style-name="L145">
        <text:list-item>
          <text:p text:style-name="P178">2.3.2.5.)compress_gzipprog()</text:p>
        </text:list-item>
      </text:list>
      <text:list text:style-name="L144">
        <text:list-item>
          <text:p text:style-name="P177">2.3.2.6.)decompress_gzipprog()</text:p>
        </text:list-item>
      </text:list>
      <text:list text:style-name="L143">
        <text:list-item>
          <text:p text:style-name="P176">2.3.2.7.)compress_string_gzipprog()</text:p>
        </text:list-item>
      </text:list>
      <text:p text:style-name="P1"/>
      <text:p text:style-name="P1"><text:tab/><text:tab/>2.3.3.)Time.pm</text:p>
      <text:p text:style-name="P1"/>
      <text:list text:style-name="L152">
        <text:list-item>
          <text:p text:style-name="P185">2.3.3.1.)GetValid8DayDateForLicence()</text:p>
        </text:list-item>
        <text:list-item>
          <text:p text:style-name="P185">2.3.3.2.)GetCurrentTimeStamp()</text:p>
        </text:list-item>
      </text:list>
      <text:list text:style-name="L151">
        <text:list-item>
          <text:p text:style-name="P184">2.3.3.3.)MySQLDateTime()</text:p>
        </text:list-item>
      </text:list>
      <text:list text:style-name="L150">
        <text:list-item>
          <text:p text:style-name="P183">2.3.3.4.)SimpleMySQLDateTime()</text:p>
        </text:list-item>
      </text:list>
      <text:p text:style-name="P1"/>
      <text:p text:style-name="P1"><text:tab/><text:tab/>2.3.4.)Phex.pm</text:p>
      <text:list text:style-name="L153">
        <text:list-item>
          <text:p text:style-name="P187">2.3.4.1.)readToken()</text:p>
        </text:list-item>
        <text:list-item>
          <text:p text:style-name="P187">2.3.4.2.)find()</text:p>
        </text:list-item>
        <text:list-item>
          <text:p text:style-name="P187">2.3.4.3.)result()</text:p>
        </text:list-item>
        <text:list-item>
          <text:p text:style-name="P187">2.3.4.4.)del()</text:p>
        </text:list-item>
      </text:list>
      <text:p text:style-name="P1"/>
      <text:p text:style-name="P1"><text:tab/><text:tab/>2.3.5.)Logging.pm</text:p>
      <text:list text:style-name="L163">
        <text:list-item>
          <text:p text:style-name="P201">2.3.5.1.)LogToFileInitDistr()</text:p>
        </text:list-item>
      </text:list>
      <text:list text:style-name="L162">
        <text:list-item>
          <text:p text:style-name="P200">2.3.5.2.)LogToFileGetResultsDistr()</text:p>
        </text:list-item>
      </text:list>
      <text:list text:style-name="L161">
        <text:list-item>
          <text:p text:style-name="P199">2.3.5.3.)LogToFileStartDownloadDistr()</text:p>
        </text:list-item>
      </text:list>
      <text:list text:style-name="L160">
        <text:list-item>
          <text:p text:style-name="P198">2.3.5.4.)LogToFileFinishDownloadDistr()</text:p>
        </text:list-item>
      </text:list>
      <text:list text:style-name="L159">
        <text:list-item>
          <text:p text:style-name="P197">2.3.5.5.)LogToFileInvalidLicenceDistr()</text:p>
        </text:list-item>
      </text:list>
      <text:list text:style-name="L158">
        <text:list-item>
          <text:p text:style-name="P196">2.3.5.6.)LogToFileInit()</text:p>
        </text:list-item>
      </text:list>
      <text:list text:style-name="L157">
        <text:list-item>
          <text:p text:style-name="P195">2.3.5.7.)LogToFileGetResults()</text:p>
        </text:list-item>
      </text:list>
      <text:list text:style-name="L156">
        <text:list-item>
          <text:p text:style-name="P193">2.3.5.8.)LogToFileStartDownload()</text:p>
        </text:list-item>
        <text:list-item>
          <text:p text:style-name="P193">2.3.5.9.)LogToFileFinishDownload()</text:p>
        </text:list-item>
      </text:list>
      <text:list text:style-name="L155">
        <text:list-item>
          <text:p text:style-name="P192">2.3.5.10.)LogToFileInvalidLicence()</text:p>
        </text:list-item>
      </text:list>
      <text:list text:style-name="L154">
        <text:list-item>
          <text:p text:style-name="P191">2.3.5.11.)LogToSql()</text:p>
        </text:list-item>
      </text:list>
      <text:p text:style-name="P1"><text:tab/><text:tab/></text:p>
      <text:p text:style-name="P1"><text:tab/><text:tab/>2.3.6.)PhexSortRank.pm</text:p>
      <text:p text:style-name="P1"><text:tab/><text:tab/><text:tab/>2.3.6.1.)PhexSortRank()</text:p>
      <text:list text:style-name="L164">
        <text:list-item>
          <text:p text:style-name="P202">2.3.6.1.1.)Abschnitt For-Content-Splitter</text:p>
        </text:list-item>
        <text:list-item>
          <text:p text:style-name="P202">2.3.6.1.2.)Abschnitt For-Double SortedHashRefResults</text:p>
        </text:list-item>
        <text:list-item>
          <text:p text:style-name="P202">2.3.6.1.3.)Abschnitt While-Ergebniszusammenstellung</text:p>
        </text:list-item>
      </text:list>
      <text:list text:style-name="L168">
        <text:list-item>
          <text:p text:style-name="P207">2.3.6.1.4.)Abschnitt Sortierung</text:p>
        </text:list-item>
      </text:list>
      <text:list text:style-name="L167">
        <text:list-item>
          <text:p text:style-name="P206">2.3.6.2.)GetKeyWordMatching()</text:p>
        </text:list-item>
      </text:list>
      <text:list text:style-name="L166">
        <text:list-item>
          <text:p text:style-name="P205">2.3.6.3.)GetSpeedPoints()</text:p>
        </text:list-item>
      </text:list>
      <text:list text:style-name="L165">
        <text:list-item>
          <text:p text:style-name="P204">2.3.6.4.)SortArray()</text:p>
        </text:list-item>
      </text:list>
      <text:p text:style-name="P1"><text:tab/><text:tab/></text:p>
      <text:p text:style-name="P1"><text:tab/><text:tab/>2.3.7.)CheckSum.pm</text:p>
      <text:list text:style-name="L174">
        <text:list-item>
          <text:p text:style-name="P211">2.3.7.1.)MD5ToHEX()</text:p>
        </text:list-item>
      </text:list>
      <text:list text:style-name="L173">
        <text:list-item>
          <text:p text:style-name="P210">2.3.7.2.)MD4ToHEX()</text:p>
        </text:list-item>
      </text:list>
      <text:list text:style-name="L172">
        <text:list-item>
          <text:p text:style-name="P209">2.3.7.3.)SHA1ToHEX()</text:p>
        </text:list-item>
      </text:list>
      <text:p text:style-name="P1"/>
      <text:p text:style-name="P1"><text:tab/><text:tab/>2.3.8.)ResultCache.pm</text:p>
      <text:list text:style-name="L176">
        <text:list-item>
          <text:p text:style-name="P213">2.3.8.1.)readCache()</text:p>
        </text:list-item>
      </text:list>
      <text:list text:style-name="L175">
        <text:list-item>
          <text:p text:style-name="P212">2.3.8.2.)writeCache()</text:p>
        </text:list-item>
      </text:list>
      <text:p text:style-name="P1"/>
      <text:p text:style-name="P1"><text:tab/><text:tab/>2.3.9.)CryptoLibrary.pm</text:p>
      <text:list text:style-name="L186">
        <text:list-item>
          <text:p text:style-name="P223">2.3.9.1.)GetPrivateCryptoKeyFromDatabase()</text:p>
        </text:list-item>
      </text:list>
      <text:list text:style-name="L185">
        <text:list-item>
          <text:p text:style-name="P222">2.3.9.2.)Encrypt()</text:p>
        </text:list-item>
      </text:list>
      <text:list text:style-name="L184">
        <text:list-item>
          <text:p text:style-name="P221">2.3.9.3.)Decrypt()</text:p>
        </text:list-item>
      </text:list>
      <text:list text:style-name="L183">
        <text:list-item>
          <text:p text:style-name="P220">2.3.9.4.)CreateCryptoObject()</text:p>
        </text:list-item>
      </text:list>
      <text:list text:style-name="L182">
        <text:list-item>
          <text:p text:style-name="P219">2.3.9.5.)SimpleRandom()</text:p>
        </text:list-item>
      </text:list>
      <text:list text:style-name="L181">
        <text:list-item>
          <text:p text:style-name="P218">2.3.9.6.)URandom()</text:p>
        </text:list-item>
      </text:list>
      <text:list text:style-name="L180">
        <text:list-item>
          <text:p text:style-name="P217">2.3.9.7.)SimpleURandom()</text:p>
        </text:list-item>
      </text:list>
      <text:list text:style-name="L179">
        <text:list-item>
          <text:p text:style-name="P216">2.3.9.8.)GenerateTemporaryKey()</text:p>
        </text:list-item>
      </text:list>
      <text:list text:style-name="L178">
        <text:list-item>
          <text:p text:style-name="P215">2.3.9.9.)ShuffleArrayAdvanced()</text:p>
        </text:list-item>
      </text:list>
      <text:list text:style-name="L177">
        <text:list-item>
          <text:p text:style-name="P214">2.3.9.10.)ShuffleArray()</text:p>
        </text:list-item>
      </text:list>
      <text:p text:style-name="P1"/>
      <text:p text:style-name="P1"><text:tab/><text:tab/>2.3.10.)LicenceManagement.pm</text:p>
      <text:list text:style-name="L187">
        <text:list-item>
          <text:p text:style-name="P224">2.3.10.1.)CheckLicence()</text:p>
        </text:list-item>
      </text:list>
      <text:p text:style-name="P1"/>
      <text:p text:style-name="P1"><text:tab/><text:tab/>2.3.11.)LicenceGenerator.pm</text:p>
      <text:list text:style-name="L188">
        <text:list-item>
          <text:p text:style-name="P225">2.3.11.1.)GenerateALLLicenceForToday()</text:p>
        </text:list-item>
        <text:list-item>
          <text:p text:style-name="P225">2.3.11.2.)GenerateKombiJavaMP3LicenceForToday()</text:p>
        </text:list-item>
        <text:list-item>
          <text:p text:style-name="P225">2.3.11.3.)GenerateKombiKlingelDocuLicenceForToday()</text:p>
        </text:list-item>
        <text:list-item>
          <text:p text:style-name="P225">2.3.11.4.)GenerateKombiBilderVideoLicenceForToday()</text:p>
        </text:list-item>
      </text:list>
      <text:list text:style-name="L198">
        <text:list-item>
          <text:p text:style-name="P237">2.3.11.5.)GenerateDocuLicenceForToday()</text:p>
        </text:list-item>
      </text:list>
      <text:list text:style-name="L197">
        <text:list-item>
          <text:p text:style-name="P236">2.3.11.6.)GenerateJavaLicenceForToday()</text:p>
        </text:list-item>
      </text:list>
      <text:list text:style-name="L196">
        <text:list-item>
          <text:p text:style-name="P235">2.3.11.7.)GenerateVideoLicenceForToday()</text:p>
        </text:list-item>
      </text:list>
      <text:list text:style-name="L195">
        <text:list-item>
          <text:p text:style-name="P234">2.3.11.8.)GenerateKlingelLicenceForToday()</text:p>
        </text:list-item>
      </text:list>
      <text:list text:style-name="L194">
        <text:list-item>
          <text:p text:style-name="P233">2.3.11.9.)GenerateMP3LicenceForToday()</text:p>
        </text:list-item>
      </text:list>
      <text:list text:style-name="L193">
        <text:list-item>
          <text:p text:style-name="P232">2.3.11.10.)GenerateBildLicenceForToday()</text:p>
        </text:list-item>
      </text:list>
      <text:list text:style-name="L192">
        <text:list-item>
          <text:p text:style-name="P231">2.3.11.11.)AddLicenceToSQL()</text:p>
        </text:list-item>
      </text:list>
      <text:list text:style-name="L191">
        <text:list-item>
          <text:p text:style-name="P230">2.3.11.12.)GenerateLicence()</text:p>
        </text:list-item>
      </text:list>
      <text:list text:style-name="L190">
        <text:list-item>
          <text:p text:style-name="P229">2.3.11.13.)SaveLicenceSQLToFile()</text:p>
        </text:list-item>
      </text:list>
      <text:list text:style-name="L189">
        <text:list-item>
          <text:p text:style-name="P228">2.3.11.14.)SaveCryptoSQLToFile()</text:p>
        </text:list-item>
      </text:list>
      <text:p text:style-name="P1"/>
      <text:p text:style-name="P1"><text:tab/><text:tab/>2.3.12.)LicenceTransfer.pm</text:p>
      <text:list text:style-name="L205">
        <text:list-item>
          <text:p text:style-name="P245">2.3.12.1.)EncryptLicenceForTransfer()</text:p>
        </text:list-item>
      </text:list>
      <text:list text:style-name="L204">
        <text:list-item>
          <text:p text:style-name="P244">2.3.12.2.)DecryptLicence()</text:p>
        </text:list-item>
      </text:list>
      <text:list text:style-name="L203">
        <text:list-item>
          <text:p text:style-name="P243">2.3.12.3.)TransferEncryptedContent()</text:p>
        </text:list-item>
      </text:list>
      <text:list text:style-name="L202">
        <text:list-item>
          <text:p text:style-name="P242">2.3.12.4.)CheckIfEncryptedFileExists()</text:p>
        </text:list-item>
      </text:list>
      <text:list text:style-name="L201">
        <text:list-item>
          <text:p text:style-name="P241">2.3.12.5.)SendCheckSumOfFiles()</text:p>
        </text:list-item>
      </text:list>
      <text:list text:style-name="L200">
        <text:list-item>
          <text:p text:style-name="P240">2.3.12.6.)InstallLicenceToDataBase()</text:p>
        </text:list-item>
      </text:list>
      <text:list text:style-name="L199">
        <text:list-item>
          <text:p text:style-name="P239">2.3.12.7.)TestInstalledLicence()</text:p>
        </text:list-item>
      </text:list>
      <text:p text:style-name="P1"/>
      <text:p text:style-name="P1"><text:tab/><text:tab/>2.3.13.)SQL.pm</text:p>
      <text:list text:style-name="L206">
        <text:list-item>
          <text:p text:style-name="P246">2.3.13.1.)SQLConnect()</text:p>
        </text:list-item>
      </text:list>
      <text:p text:style-name="P1"/>
      <text:p text:style-name="P1"><text:tab/><text:tab/>2.3.15.)SortArray.pm</text:p>
      <text:list text:style-name="L208">
        <text:list-item>
          <text:p text:style-name="P248">2.3.15.1.)Discard_Duplicates()</text:p>
        </text:list-item>
      </text:list>
      <text:list text:style-name="L207">
        <text:list-item>
          <text:p text:style-name="P247">2.3.15.2.)Sort_Table()</text:p>
        </text:list-item>
      </text:list>
      <text:p text:style-name="P1"/>
      <text:p text:style-name="P1"><text:tab/><text:tab/>2.3.16.)Mail.pm</text:p>
      <text:list text:style-name="L211">
        <text:list-item>
          <text:p text:style-name="P251">2.3.16.1.)SendNoHandyClientSocketMail()</text:p>
        </text:list-item>
      </text:list>
      <text:list text:style-name="L210">
        <text:list-item>
          <text:p text:style-name="P250">2.3.16.2.)SendProxyDownMail()</text:p>
        </text:list-item>
      </text:list>
      <text:list text:style-name="L209">
        <text:list-item>
          <text:p text:style-name="P249">2.3.16.3.)SendMail()</text:p>
        </text:list-item>
      </text:list>
      <text:p text:style-name="P1"><text:tab/><text:tab/><text:tab/></text:p>
      <text:p text:style-name="P1"><text:tab/><text:tab/>2.3.17.)Filter.pm</text:p>
      <text:list text:style-name="L213">
        <text:list-item>
          <text:p text:style-name="P253">2.3.17.1.)SpamFilter()</text:p>
        </text:list-item>
      </text:list>
      <text:list text:style-name="L212">
        <text:list-item>
          <text:p text:style-name="P252">2.3.17.2.)SizeFilter()</text:p>
        </text:list-item>
      </text:list>
      <text:p text:style-name="P1"/>
      <text:p text:style-name="P1"><text:tab/><text:tab/>2.3.18.)IPFilter.pm</text:p>
      <text:list text:style-name="L218">
        <text:list-item>
          <text:p text:style-name="P258">2.3.18.1.)IPBlocker()</text:p>
        </text:list-item>
      </text:list>
      <text:list text:style-name="L217">
        <text:list-item>
          <text:p text:style-name="P257">2.3.18.2.)SimpleFilter()</text:p>
        </text:list-item>
      </text:list>
      <text:list text:style-name="L216">
        <text:list-item>
          <text:p text:style-name="P256">2.3.18.3.)AdvancedFilter()</text:p>
        </text:list-item>
      </text:list>
      <text:list text:style-name="L215">
        <text:list-item>
          <text:p text:style-name="P255">2.3.18.4.)ReloadFilter()</text:p>
        </text:list-item>
      </text:list>
      <text:list text:style-name="L214">
        <text:list-item>
          <text:p text:style-name="P254">2.3.18.5.)GenerateIPAdressesFromRange()</text:p>
        </text:list-item>
      </text:list>
      <text:p text:style-name="P1"><text:tab/><text:tab/>2.3.19.)FileTypes.pm</text:p>
      <text:p text:style-name="P1"><text:tab/><text:tab/>2.3.20.)Daemon.pm</text:p>
      <text:p text:style-name="P1"><text:tab/><text:tab/><text:tab/></text:p>
      <text:p text:style-name="P1"><text:tab/>3.)BitJoe DistributedParis.pl</text:p>
      <text:p text:style-name="P1"><text:tab/><text:tab/>3.1.)Programminterne Abschnitte </text:p>
      <text:list text:style-name="L228">
        <text:list-item>
          <text:p text:style-name="P268">3.1.1.)Abschnitt Verbindungsaufbau</text:p>
        </text:list-item>
      </text:list>
      <text:list text:style-name="L227">
        <text:list-item>
          <text:p text:style-name="P267">3.1.2.)Abschnitt Entschlüsselung Handynachricht</text:p>
        </text:list-item>
      </text:list>
      <text:list text:style-name="L226">
        <text:list-item>
          <text:p text:style-name="P266">3.1.3.)Abschnitt Licence Check</text:p>
        </text:list-item>
      </text:list>
      <text:list text:style-name="L225">
        <text:list-item>
          <text:p text:style-name="P265">3.1.4.)Abschnitt Suchanfrage stellen</text:p>
        </text:list-item>
      </text:list>
      <text:list text:style-name="L224">
        <text:list-item>
          <text:p text:style-name="P264">3.1.5.)Abschnitt Ergebiss abholen</text:p>
        </text:list-item>
      </text:list>
      <text:list text:style-name="L223">
        <text:list-item>
          <text:p text:style-name="P263">3.1.6.)Abschnitt Ergebniszusammenführung</text:p>
        </text:list-item>
      </text:list>
      <text:list text:style-name="L222">
        <text:list-item>
          <text:p text:style-name="P262">3.1.7.)Abschnitt Ergebniszusammenführung-Ergebnisparsing</text:p>
        </text:list-item>
      </text:list>
      <text:list text:style-name="L221">
        <text:list-item>
          <text:p text:style-name="P261">3.1.8.)Abschnitt Ergebniszusammenführung-Integration</text:p>
        </text:list-item>
      </text:list>
      <text:list text:style-name="L220">
        <text:list-item>
          <text:p text:style-name="P260">3.1.9.)Abschnitt Ergebnis Sortierung</text:p>
        </text:list-item>
      </text:list>
      <text:list text:style-name="L219">
        <text:list-item>
          <text:p text:style-name="P259">3.1.10.)Abschnitt Abschlussausführungen</text:p>
        </text:list-item>
      </text:list>
      <text:p text:style-name="P1"><text:tab/></text:p>
      <text:p text:style-name="P269">1.)Beschreibung Backend</text:p>
      <text:p text:style-name="P1"><text:tab/></text:p>
      <text:p text:style-name="P1">Das BitJoe Paris Backend besteht aus den Modulen Phex, der Backendsoftware Paris.pl und der erweiterten, verteilt arbeitenden Software Distributed Paris. Die beiden <text:span text:style-name="T1">Paris Backends sind in der Programmiersprache PERL realisiert worden. Hauptaufgabe des Backend ist es die Suchanfragen des BitJoe Paris Handyclients, mittels AES gesicherter und bandbreitenschonender Gzip Kompression, anzunehmen, auszuwerten und passende Ergebnisse an den Handyclient weiterzuleiten. BitJoe Communications GmbH setzt aktuell 3 Server für Testzwecke der Software BitJoe Paris ein. Bei zwei der 3 Server handelt es sich um einen Dualcore Operon mit 1,8 GHZ und 4 GB Ram, der dritte Server ist ein Celeron mit 2,4 GHZ und 512 MB Ram. Bei moderaten Netzwerkeinstellungen mit maximal 45 Ultrapeer Verbindungen liefert dieser Server auf Celeron Basis stabile Ergebnisse und trägt somit zu einer preisgünstigen Serverstrukur bei.</text:span></text:p>
      <text:p text:style-name="P1"><text:tab/></text:p>
      <text:p text:style-name="P269">1.1.)Phex</text:p>
      <text:p text:style-name="P1"/>
      <text:p text:style-name="P1"><text:span text:style-name="T1">Eines der 3 Backendmodulen stellt der durch BitJoe Communications GmbH modifizierte Phex dar. Die Software ist eine auf Basis der Java Technologie entwickelten Filesharingsoftware, die auf dem Gnutella Protokoll aufsetzt und auf Basis der GNU Public Licence vertrieben und modifiziert werden darf. Aktuell läuft die Software unter Linux und Windows, im Testeinsatz werden zur Zeit Linuxserver eingesetzt. Der Phex wurde dahingehend optimiert, dass er auf einem zusätzlichen, nur über die interne IP 127.0.0.1 zu erreichenden Port, auf TCP Verbindungen wartet, auf denen die BitJoe Paris Software Paris.pl die Suchanfragen des Handyclient an den Phex </text:span>übergibt. Der Phex startet anschließend eine neue Suchanfrage und filtert dabei automatisch alle Ergebnisse herraus, die nicht dem übergebenen Dateityp gleichen. <text:span text:style-name="T1">Dadurch wird im weiteren Verlauf Rechenzeit im Backend Paris.pl gespart und zusätzlich wirkungsvoll ein primitiver Spamfilter aufgebaut. Innerhalb eines fest definierten Zeitkontigentes fragt der Handyclient kontinuierlich das Backend Paris.pl nach bereits vorhandene Ergebnissen des Phex an. Das Backend Paris.pl dient </text:span></text:p>
      <text:p text:style-name="P1"><text:span text:style-name="T1">hierbei als Bindeglied zwischen Handyclient und Phex. Je nach verwendeter Server und Netzwerkhardware sollten die Netzwerkeinstellungen angemessen angepasst werden, </text:span>als Richtwerte dienen hierbei die Einstellung von maximal 150 gleichzeitigen Ultrapeers bei 2 Core Servern mit 4 GB Ram. <text:span text:style-name="T1">Der Phex ist für das Auffinden von Quellen für einen Suchbegriff zuständig.</text:span></text:p>
      <text:p text:style-name="P1"/>
      <text:p text:style-name="P269">1.2.)BitJoe Paris</text:p>
      <text:p text:style-name="P1"/>
      <text:p text:style-name="P1">Die Software BitJoe Paris Paris.pl ist eine ,in PERL geschrieben, Kommunikationssoftware, die als Bindeglied zwischen Handyclient und dem Backendmodul Phex fungiert. <text:span text:style-name="T1">Als Besonderheit gilt hierbei die 128 Bit AES verschlüsselte und mittels gzip komprimierter TCP Kommunikationsverbindung mittels derer Handyclient und Backend Paris.pl </text:span></text:p>
      <text:p text:style-name="P1"><text:span text:style-name="T1">miteinander kommunizieren. Die TCP Verbindung zwischen der Software Paris.pl und der Backend Software Distributed Paris erfolgt ebenfalls auf diese Art und Weise. </text:span>Dadurch wird der Kommunikationoverhead zwischen Handy und Backend minimiert.Je nach Länge des Suchwortes fielen testweise weniger als 1024 Bytes als Traffic zwischen <text:span text:style-name="T1">Handy und Backend an. Dies minimiert die Handy Internet Traffic Kosten für den Endverbraucher. Paris.pl folgt dem einfachen Informatikregeln der Eingabe,Datenverarbeitung und anschließende Ausgabe. Ein Handyclient verbindet sich zum Backend Paris.pl - wobei empfohlen wird die distributed Variante des BitJoe Paris Backend zu verwenden - und stellt eine Suchanfrage an das Backend Paris.pl. Dieses wiederum entschlüsselt zuerste die ankommenden Daten, dekomprimiert diese und prüft anschließend, ob der Handyclient eine gültige Lizenz und damit zur Suche authorisiert ist. Anschließend wird eine 32 stellige zufällige ID Nummer generiert und diese zusammen mit dem Suchwort und dem geforderten Dateityp an den Phex weiter. Dieser startet anschließend eine neue Suchanfrage. Nach einem festgelegten Timerintervall versucht der Handyclient nun die Ergebisse zu seiner Suchanfrage abzuholen und stellt dazu einen Result Request an das Backend Paris.pl bzw. das Backend Distributed Paris.pl. Diese nehmen die übergebenen IDs des Handyclient und prüfen den Phex über den erweiterten Phex Server Socket anhand dieser ID auf Ergebnisse. Liefert der Phex Ergebisse aus, werden diese enschließend mittes des Backendes Paris bzw Distributed Paris die Ergebnisse nach einem speziellen Rankingverfahren sortiert und mittel Gzip </text:span></text:p>
      <text:p text:style-name="P1">komprimiert an den Handyclient weitergeleitet. Das Distributed Paris Backend leitet bei einer Suchen/Ergebniss Anfrage des Handys diese automatisch an alle angeschlossenen Server mit</text:p>
      <text:p text:style-name="P1">Phexsoftware weiter und integriert alle von diesen Servern ausgelieferten Ergebnisse und präsentiert dem Handyclient dann diese Ergebnisse. Das Aufsetzen des BitJoe Backends auf </text:p>
      <text:p text:style-name="P1">Basis eines Linuxservers mit vorinstalliertem Debian dauert etwa 1h Arbietstunden für einen versierten Administrator. Dazu muss dem Linuxsystem eine grafische Oberfläche hinzugefügt</text:p>
      <text:p text:style-name="P1">werden, Java Version 1.6 installiert werden, das grafisches Administrationstool VNC installiert werden und schließlich BitJoe Paris und BitJoe Distributed Paris aufgesetzt werden,</text:p>
      <text:p text:style-name="P1">was 10 min in Anspruch nimmt. Danach muss die grafische Oberfläche gestartet werden, das Backendmodul Phex unter dieser Oberfläche gestartet werden. Hierzu sollte das Programm phexrestart.pl <text:span text:style-name="T1">genutzt werden, was den Phex im Falle eines Absturzes sofort wieder neustartet.</text:span></text:p>
      <text:p text:style-name="P1">Die Aufgabe des BitJoe Paris Backendes ist es die Schnittstelle zwischen Handyclient und Phex darzustellen, wobei auf eine bandbreitenschonende und verschlüsselte Kommunikation zwischen</text:p>
      <text:p text:style-name="P1">Paris Backend und Handyclient geachtet wird.</text:p>
      <text:p text:style-name="P1"/>
      <text:p text:style-name="P269">1.3.)BitJoe Distributed Paris</text:p>
      <text:p text:style-name="P1"/>
      <text:p text:style-name="P1">Das Distributed Paris Programm ist für die perfekte Skalierbarkeit des BitJoe Paris Systems zuständig. Hierbei werden verschiedene normale Paris Server im distributed Programm <text:span text:style-name="T1">integriert und zu sogenannten Clustern zusammengefasst. Ein Cluster sollte aus etwa 3 bis 5 Server bestehen. Theoretisch können unbegrenzt viele normale Backend Server als Cluster zusammengefasst werden, allerdings summieren sich ab einer gewissen Anzahl beteiligter Rechner im Distributed Verband die Antwortzeiten eben beteiligter Rechner. So können beispielsweise</text:span></text:p>
      <text:p text:style-name="P1"><text:span text:style-name="T1">bei einer Antwortzeit von 1 Sekunde pro beteiligtem Rechner sich die Gesamtzahl der Antwortzeiten auf bis zu 50 Sekunden summieren, wenn 50 Rechner in einem Cluster zusammengefasst werden. </text:span>Im Handyclient muss dann nur diese IP des Clusterservers angegeben werden, er kümmert sich dann um das Verteilen der Suchanfragen und das Abholen der Ergebnisse der angeschlossenen Rechner. <text:span text:style-name="T1">Der Distributed Server kann auch gleichzeitig als normales Backend funktionieren, ohne dass es zu nennenswerten Beeinträchtigungen des laufenden Betriebes kommt. Zusammenfassend lässt sich die Aufgabe des Distributed Programmes als Bindeblied zwischen den verschiedenen Paris Servern beschreiben.</text:span></text:p>
      <text:p text:style-name="P1"/>
      <text:p text:style-name="P269">2.)BitJoe Paris.pl</text:p>
      <text:p text:style-name="P1"><text:tab/></text:p>
      <text:p text:style-name="P1"><text:span text:style-name="T1">Paris.pl ist eine TCP Client und Serverstruktur, deren Aufgabe es ist, Anfragen vom Handyclient an den Phex weiterzureichen und die Ergebnisse des Phex zu sortieren und anschließend </text:span>diese dem Client mittels gzip komprimiert zugänglich zu machen. </text:p>
      <text:p text:style-name="P1"/>
      <text:p text:style-name="P1"><text:span text:style-name="T2">2.1.)Programminterne Abschnitte</text:span> </text:p>
      <text:p text:style-name="P1"/>
      <text:list text:style-name="L1">
        <text:list-item>
          <text:p text:style-name="P2">Verbindungen des HandyClients werden in while Schleife verarbeitet</text:p>
        </text:list-item>
        <text:list-item>
          <text:p text:style-name="P2">Parallele Verarbeitung der Verbindungen mittels Prozessabspaltung</text:p>
        </text:list-item>
      </text:list>
      <text:p text:style-name="P1"/>
      <text:p text:style-name="P269">2.1.1.)Abschnitt IPBlocker</text:p>
      <text:p text:style-name="P1"/>
      <text:list text:style-name="L4">
        <text:list-item>
          <text:p text:style-name="P7">Kommunikation zu vorher definierten IPs kann geblockt/unterbunden werden</text:p>
        </text:list-item>
      </text:list>
      <text:p text:style-name="P1"/>
      <text:p text:style-name="P269">2.1.2.)Abschnitt LoadCheck</text:p>
      <text:p text:style-name="P1"/>
      <text:list text:style-name="L5">
        <text:list-item>
          <text:p text:style-name="P8">Loadcheck sorgt dafür,dass ab einer bestimmten Serverlast keine Anfragen mehr entgegengenommen werden</text:p>
        </text:list-item>
      </text:list>
      <text:p text:style-name="P1"/>
      <text:p text:style-name="P269">2.1.3.)Abschnitt Entschlüsselung Handynachricht</text:p>
      <text:p text:style-name="P1"/>
      <text:list text:style-name="L6">
        <text:list-item>
          <text:p text:style-name="P9">Mittels Public Key des Handys wird die Kommunikation von Handy zum Paris Backend entschlüsselt</text:p>
        </text:list-item>
      </text:list>
      <text:p text:style-name="P1"/>
      <text:p text:style-name="P269">2.1.4.)Abschnitt Licence Check</text:p>
      <text:p text:style-name="P1"/>
      <text:list text:style-name="L7">
        <text:list-item>
          <text:p text:style-name="P10">Nur valide Handyclients, die eine gültige Lizenz vorweisen können, dürfen mit dem Backend kommunizieren</text:p>
        </text:list-item>
      </text:list>
      <text:p text:style-name="P1"><text:tab/></text:p>
      <text:p text:style-name="P269">2.2.)Programminteren Funktionen</text:p>
      <text:p text:style-name="P1"/>
      <text:list text:style-name="L8">
        <text:list-item>
          <text:p text:style-name="P11">Verwendung von speziellen Bibliotheken des BitJoe Paris Backendes</text:p>
        </text:list-item>
      </text:list>
      <text:p text:style-name="P1"/>
      <text:p text:style-name="P269">2.2.1.)CheckStatusFlag()</text:p>
      <text:p text:style-name="P1"/>
      <text:list text:style-name="L9">
        <text:list-item>
          <text:p text:style-name="P12">Bestimmung, welches Protokoll durchgeführt wird: Suchen, Ergebnisse abholen, Logs senden</text:p>
        </text:list-item>
      </text:list>
      <text:p text:style-name="P1"/>
      <text:p text:style-name="P269">2.2.2.)FindFunction()</text:p>
      <text:p text:style-name="P1"/>
      <text:list text:style-name="L10">
        <text:list-item>
          <text:p text:style-name="P13">Verarbeitung einer eingehenen Suchanfrage, Weiterleitung an den Phex, Generierung einer Ergebniss ID für den Handyclient, mittels deren man Ergebnisse einer Suchanfrage zuordnen/abholen kann</text:p>
        </text:list-item>
      </text:list>
      <text:p text:style-name="P1"/>
      <text:p text:style-name="P269">2.2.3.)ResultFunction()</text:p>
      <text:p text:style-name="P1"/>
      <text:list text:style-name="L11">
        <text:list-item>
          <text:p text:style-name="P14">Ausliefern von Suchergebnissen zu einer Anfrage mittels Ergebniss ID, Ergebnissortierung wird mittels PhexSortRank.pm ausgeführt</text:p>
        </text:list-item>
      </text:list>
      <text:p text:style-name="P1"/>
      <text:p text:style-name="P269">2.2.4.)DownloadStartFunction</text:p>
      <text:p text:style-name="P1"/>
      <text:list text:style-name="L12">
        <text:list-item>
          <text:p text:style-name="P15">Protokoll zum Logging bei gestartetem Download</text:p>
        </text:list-item>
      </text:list>
      <text:p text:style-name="P1"/>
      <text:p text:style-name="P269">2.2.5.)DownloadEndFunction</text:p>
      <text:p text:style-name="P1"/>
      <text:list text:style-name="L13">
        <text:list-item>
          <text:p text:style-name="P16">Protokoll zum Logging bei beendetem Download</text:p>
        </text:list-item>
      </text:list>
      <text:p text:style-name="P1"/>
      <text:p text:style-name="P269">2.2.6.)LicenceFunction</text:p>
      <text:p text:style-name="P1"/>
      <text:list text:style-name="L14">
        <text:list-item>
          <text:p text:style-name="P17">Prüfen auf gültige Lizenz ( Funktion wird nicht verwendet )</text:p>
        </text:list-item>
      </text:list>
      <text:p text:style-name="P1"/>
      <text:p text:style-name="P269">2.2.7.)ErrorFunction</text:p>
      <text:p text:style-name="P1"/>
      <text:list text:style-name="L15">
        <text:list-item>
          <text:p text:style-name="P18">Allgemeine Fehlerfunktion</text:p>
        </text:list-item>
      </text:list>
      <text:p text:style-name="P1"/>
      <text:p text:style-name="P1"/>
      <text:p text:style-name="P269">2.3.)Programmexterne BitJoe Module</text:p>
      <text:p text:style-name="P1"/>
      <text:p text:style-name="P269">2.3.1.)IO.pm</text:p>
      <text:p text:style-name="P1"/>
      <text:list text:style-name="L16">
        <text:list-item>
          <text:p text:style-name="P19">Ein- und Ausgabe spezifische Funktionen</text:p>
        </text:list-item>
      </text:list>
      <text:p text:style-name="P1"/>
      <text:p text:style-name="P269">2.3.1.1.)readSocket()</text:p>
      <text:p text:style-name="P1"/>
      <text:list text:style-name="L17">
        <text:list-item>
          <text:p text:style-name="P20">Daten von einem Socket Lesen</text:p>
        </text:list-item>
      </text:list>
      <text:p text:style-name="P1"/>
      <text:p text:style-name="P269">2.3.1.2.)writeSocket()</text:p>
      <text:p text:style-name="P1"/>
      <text:list text:style-name="L18">
        <text:list-item>
          <text:p text:style-name="P21">Daten an einen Socket schreiben</text:p>
        </text:list-item>
      </text:list>
      <text:p text:style-name="P1"/>
      <text:p text:style-name="P269">2.3.1.3.)CreatePhexConnection()</text:p>
      <text:p text:style-name="P1"/>
      <text:list text:style-name="L19">
        <text:list-item>
          <text:p text:style-name="P22">Aufbau eines Sockets zur Kommunikation mit dem Phex Server Thread</text:p>
        </text:list-item>
      </text:list>
      <text:p text:style-name="P1"/>
      <text:p text:style-name="P269">2.3.1.4.)CreateProxySocket()</text:p>
      <text:p text:style-name="P1"/>
      <text:list text:style-name="L20">
        <text:list-item>
          <text:p text:style-name="P23">Socket zur Verarbeitung von Handyanfragen </text:p>
        </text:list-item>
      </text:list>
      <text:p text:style-name="P1"/>
      <text:p text:style-name="P269">2.3.1.5.)CreateHandyDistributedSocket()</text:p>
      <text:p text:style-name="P1"/>
      <text:list text:style-name="L21">
        <text:list-item>
          <text:p text:style-name="P24">Socket für Kommunikation vom Handy zum Distributed Paris <text:s/></text:p>
        </text:list-item>
      </text:list>
      <text:p text:style-name="P1"/>
      <text:p text:style-name="P269">2.3.1.6.)CreateSocketToParis()</text:p>
      <text:p text:style-name="P1"/>
      <text:list text:style-name="L22">
        <text:list-item>
          <text:p text:style-name="P25">Socket für Kommunikation zwischen Paris und Distributed Paris</text:p>
        </text:list-item>
      </text:list>
      <text:p text:style-name="P1"/>
      <text:p text:style-name="P269">2.3.1.7.)readRandomBytes()</text:p>
      <text:p text:style-name="P1"/>
      <text:list text:style-name="L23">
        <text:list-item>
          <text:p text:style-name="P26">Lese eine zufällige Anzahl von zufälligen Informationen</text:p>
        </text:list-item>
      </text:list>
      <text:p text:style-name="P1"/>
      <text:p text:style-name="P269">2.3.1.8.)ReadFileIntoArray()</text:p>
      <text:p text:style-name="P1"/>
      <text:list text:style-name="L24">
        <text:list-item>
          <text:p text:style-name="P27">Öffne eine Datei und schreibe diesen Inhalt in ein Array, gib eine Referenz auf dieses Array zurück</text:p>
        </text:list-item>
      </text:list>
      <text:p text:style-name="P1"/>
      <text:p text:style-name="P269">2.3.1.10.)ReadFileIntoScalar()</text:p>
      <text:p text:style-name="P1"/>
      <text:list text:style-name="L25">
        <text:list-item>
          <text:p text:style-name="P28">Öffne eine Datei und schreibe diesen Inhalt in ein Scalar, gib eine Referenz auf diesen Scalar zurück</text:p>
        </text:list-item>
      </text:list>
      <text:p text:style-name="P1"/>
      <text:p text:style-name="P269">2.3.1.11.)WriteFile()</text:p>
      <text:p text:style-name="P1"/>
      <text:list text:style-name="L26">
        <text:list-item>
          <text:p text:style-name="P29">Schreibe den Inhalt, auf den eine Referenz zeigt, in eine Datei</text:p>
        </text:list-item>
      </text:list>
      <text:p text:style-name="P1"/>
      <text:p text:style-name="P269">2.3.2.)Gzip.pm</text:p>
      <text:p text:style-name="P1"/>
      <text:list text:style-name="L27">
        <text:list-item>
          <text:p text:style-name="P30">Kompressions Modul</text:p>
        </text:list-item>
      </text:list>
      <text:p text:style-name="P1"/>
      <text:p text:style-name="P269">2.3.2.1.)decompress_string_zlib()</text:p>
      <text:p text:style-name="P1"/>
      <text:list text:style-name="L28">
        <text:list-item>
          <text:p text:style-name="P31">Dekomprimieren einen String mittels zlib()-Perl Bliothek</text:p>
        </text:list-item>
      </text:list>
      <text:p text:style-name="P1"/>
      <text:p text:style-name="P269">2.3.2.2.)compress_string_zlib()</text:p>
      <text:p text:style-name="P1"/>
      <text:list text:style-name="L29">
        <text:list-item>
          <text:p text:style-name="P32">Komprimiere einen String mittels zlib()-Perl Bliothek</text:p>
        </text:list-item>
      </text:list>
      <text:p text:style-name="P1"/>
      <text:p text:style-name="P269">2.3.2.3.)compress_zlib()</text:p>
      <text:p text:style-name="P1"/>
      <text:list text:style-name="L30">
        <text:list-item>
          <text:p text:style-name="P33">Komprimieren mittels zlib()-Perl Bliothek</text:p>
        </text:list-item>
      </text:list>
      <text:p text:style-name="P1"/>
      <text:p text:style-name="P269">2.3.2.4.)decompress_zlib()</text:p>
      <text:p text:style-name="P1"/>
      <text:list text:style-name="L31">
        <text:list-item>
          <text:p text:style-name="P34">Dekomprimieren mittels zlib()-Perl Bliothek</text:p>
        </text:list-item>
      </text:list>
      <text:p text:style-name="P1"/>
      <text:p text:style-name="P269">2.3.2.5.)compress_gzipprog()</text:p>
      <text:p text:style-name="P1"/>
      <text:list text:style-name="L32">
        <text:list-item>
          <text:p text:style-name="P35">Komprimieren mittels exterem Gzip Programm</text:p>
        </text:list-item>
      </text:list>
      <text:p text:style-name="P1"/>
      <text:p text:style-name="P269">2.3.2.6.)decompress_gzipprog()</text:p>
      <text:p text:style-name="P1"/>
      <text:list text:style-name="L33">
        <text:list-item>
          <text:p text:style-name="P36">Dekomprimieren mittels exterem Gzip Programm</text:p>
        </text:list-item>
      </text:list>
      <text:p text:style-name="P1"/>
      <text:p text:style-name="P269">2.3.2.7.)compress_string_gzipprog()</text:p>
      <text:p text:style-name="P1"/>
      <text:list text:style-name="L34">
        <text:list-item>
          <text:p text:style-name="P37">Komprimieren eines Strings mittels exterem Gzip Programm</text:p>
        </text:list-item>
      </text:list>
      <text:p text:style-name="P1"/>
      <text:p text:style-name="P269">2.3.3.)Time.pm</text:p>
      <text:p text:style-name="P1"/>
      <text:list text:style-name="L35">
        <text:list-item>
          <text:p text:style-name="P38">Zeit- und Datumsrelevanten Funktionen</text:p>
        </text:list-item>
      </text:list>
      <text:p text:style-name="P1"/>
      <text:p text:style-name="P269">2.3.3.1.)GetValid8DayDateForLicence()</text:p>
      <text:p text:style-name="P1"/>
      <text:list text:style-name="L36">
        <text:list-item>
          <text:p text:style-name="P39">Generiere ein valides 8-Tage Datum für Lizenzfunktion</text:p>
        </text:list-item>
      </text:list>
      <text:p text:style-name="P1"/>
      <text:p text:style-name="P269">2.3.3.2.)GetCurrentTimeStamp()</text:p>
      <text:p text:style-name="P1"/>
      <text:list text:style-name="L37">
        <text:list-item>
          <text:p text:style-name="P40">Rückgabe des aktuellen Unix Zeitstempels </text:p>
        </text:list-item>
      </text:list>
      <text:p text:style-name="P1"/>
      <text:p text:style-name="P269">2.3.3.3.)MySQLDateTime()</text:p>
      <text:p text:style-name="P1"/>
      <text:list text:style-name="L38">
        <text:list-item>
          <text:p text:style-name="P41">Rückgabe des aktuellen Zeitstempels im Mysql DateTime() Formates</text:p>
        </text:list-item>
      </text:list>
      <text:p text:style-name="P1"/>
      <text:p text:style-name="P269">2.3.3.4.)SimpleMySQLDateTime()</text:p>
      <text:p text:style-name="P1"/>
      <text:list text:style-name="L39">
        <text:list-item>
          <text:p text:style-name="P42">Rückgabe des aktuellen Zeitstempels im Mysql Date() Formates</text:p>
        </text:list-item>
      </text:list>
      <text:p text:style-name="P1"/>
      <text:p text:style-name="P269">2.3.4.)Phex.pm</text:p>
      <text:p text:style-name="P1"/>
      <text:list text:style-name="L40">
        <text:list-item>
          <text:p text:style-name="P43">Funktionen, die bei der Kommunikation mit dem Phex gebraucht werden</text:p>
        </text:list-item>
      </text:list>
      <text:p text:style-name="P1"/>
      <text:p text:style-name="P269"/>
      <text:p text:style-name="P269"/>
      <text:p text:style-name="P269">2.3.4.1.)readToken()</text:p>
      <text:p text:style-name="P1"/>
      <text:list text:style-name="L41">
        <text:list-item>
          <text:p text:style-name="P44">Funktion zum Einlesen des aktuellen Kommunikationstokens - ohne dem ist keine Kommunikation mit dem Phex möglich</text:p>
        </text:list-item>
      </text:list>
      <text:p text:style-name="P1"/>
      <text:p text:style-name="P269">2.3.4.2.)find()</text:p>
      <text:p text:style-name="P1"/>
      <text:list text:style-name="L42">
        <text:list-item>
          <text:p text:style-name="P45">Funktionsabschnitt, der einen Suchbegriff an den Phex übergibt</text:p>
        </text:list-item>
      </text:list>
      <text:p text:style-name="P1"/>
      <text:p text:style-name="P269">2.3.4.3.)result()</text:p>
      <text:p text:style-name="P1"/>
      <text:list text:style-name="L43">
        <text:list-item>
          <text:p text:style-name="P46">Ergebnisse vom Phex abolen</text:p>
        </text:list-item>
      </text:list>
      <text:p text:style-name="P1"/>
      <text:p text:style-name="P269">2.3.4.4.)del()</text:p>
      <text:p text:style-name="P1"/>
      <text:list text:style-name="L44">
        <text:list-item>
          <text:p text:style-name="P47">Lösen von Suchanfragen im Phex mittels übergebener Ergebniss ID</text:p>
        </text:list-item>
      </text:list>
      <text:p text:style-name="P1"/>
      <text:p text:style-name="P269">2.3.5.)Logging.pm</text:p>
      <text:p text:style-name="P1"/>
      <text:list text:style-name="L45">
        <text:list-item>
          <text:p text:style-name="P48">Protokollierungfunktionen</text:p>
        </text:list-item>
      </text:list>
      <text:p text:style-name="P1"/>
      <text:p text:style-name="P269">2.3.5.1.)LogToFileInitDistr()</text:p>
      <text:p text:style-name="P1"/>
      <text:list text:style-name="L46">
        <text:list-item>
          <text:p text:style-name="P49">Logging bei eingehenden Suchanfragen für das Distributed Backend</text:p>
        </text:list-item>
      </text:list>
      <text:p text:style-name="P1"/>
      <text:p text:style-name="P269">2.3.5.2.)LogToFileGetResultsDistr()</text:p>
      <text:p text:style-name="P1"/>
      <text:list text:style-name="L47">
        <text:list-item>
          <text:p text:style-name="P50">Logging beim Abholen von Ergebnissen für das Distributed Backend</text:p>
        </text:list-item>
      </text:list>
      <text:p text:style-name="P1"/>
      <text:p text:style-name="P269">2.3.5.3.)LogToFileStartDownloadDistr()</text:p>
      <text:p text:style-name="P1"/>
      <text:list text:style-name="L48">
        <text:list-item>
          <text:p text:style-name="P51">Logging beim Starten eines Downloades für das Distributed Backend</text:p>
        </text:list-item>
      </text:list>
      <text:p text:style-name="P1"/>
      <text:p text:style-name="P269">2.3.5.4.)LogToFileFinishDownloadDistr()</text:p>
      <text:p text:style-name="P1"/>
      <text:list text:style-name="L49">
        <text:list-item>
          <text:p text:style-name="P52">Logging beim Beenden eines Downloades für das Distributed Backend</text:p>
        </text:list-item>
      </text:list>
      <text:p text:style-name="P1"/>
      <text:p text:style-name="P269">2.3.5.5.)LogToFileInvalidLicenceDistr()</text:p>
      <text:p text:style-name="P1"/>
      <text:list text:style-name="L50">
        <text:list-item>
          <text:p text:style-name="P53">Logging beim Kommunizieren mittels falscher Lizenz für das Distributed Backend</text:p>
        </text:list-item>
      </text:list>
      <text:p text:style-name="P1"/>
      <text:p text:style-name="P269">2.3.5.6.)LogToFileInit()</text:p>
      <text:p text:style-name="P1"/>
      <text:list text:style-name="L51">
        <text:list-item>
          <text:p text:style-name="P54">Logging bei eingehenden Suchanfragen für das normale Backend</text:p>
        </text:list-item>
      </text:list>
      <text:p text:style-name="P1"/>
      <text:p text:style-name="P269">2.3.5.7.)LogToFileGetResults()</text:p>
      <text:p text:style-name="P1"/>
      <text:list text:style-name="L52">
        <text:list-item>
          <text:p text:style-name="P55">Logging beim Abholen von Ergebnissen für das normale Backend</text:p>
        </text:list-item>
      </text:list>
      <text:p text:style-name="P1"/>
      <text:p text:style-name="P269">2.3.5.8.)LogToFileStartDownload()</text:p>
      <text:p text:style-name="P1"/>
      <text:list text:style-name="L53">
        <text:list-item>
          <text:p text:style-name="P56">Logging beim Starten eines Downloades für das Distributed Backend</text:p>
          <text:p text:style-name="P56"/>
        </text:list-item>
      </text:list>
      <text:p text:style-name="P270"/>
      <text:p text:style-name="P269">2.3.5.9.)LogToFileFinishDownload()</text:p>
      <text:p text:style-name="P1"/>
      <text:list text:style-name="L54">
        <text:list-item>
          <text:p text:style-name="P58">Logging beim Beenden eines Downloades für das normale Backend</text:p>
        </text:list-item>
      </text:list>
      <text:p text:style-name="P1"/>
      <text:p text:style-name="P269">2.3.5.10.)LogToFileInvalidLicence()</text:p>
      <text:p text:style-name="P1"/>
      <text:list text:style-name="L55">
        <text:list-item>
          <text:p text:style-name="P59">Logging beim Kommunizieren mittels falscher Lizenz für das Distributed Backend</text:p>
        </text:list-item>
      </text:list>
      <text:p text:style-name="P1"/>
      <text:p text:style-name="P269">2.3.6.)PhexSortRank.pm</text:p>
      <text:p text:style-name="P1"/>
      <text:list text:style-name="L56">
        <text:list-item>
          <text:p text:style-name="P60">Sortierung von Ergebnissen des Phex für spätere Darstellung auf dem Handyclient</text:p>
        </text:list-item>
      </text:list>
      <text:p text:style-name="P1"/>
      <text:p text:style-name="P269">2.3.6.1.)PhexSortRank()</text:p>
      <text:p text:style-name="P1"/>
      <text:list text:style-name="L57">
        <text:list-item>
          <text:p text:style-name="P61">Hauptfunktion von PhexSortRank.pm</text:p>
        </text:list-item>
      </text:list>
      <text:p text:style-name="P1"/>
      <text:p text:style-name="P269">2.3.6.1.1.)Abschnitt For-Content-Splitter</text:p>
      <text:p text:style-name="P1"/>
      <text:list text:style-name="L58">
        <text:list-item>
          <text:p text:style-name="P62">Aufteilen der ankommenden Phex-Ergebnisse, Kontrolle der Dateigröße und Installation der Ergebnisse in eine Hash Struktur </text:p>
        </text:list-item>
      </text:list>
      <text:p text:style-name="P1"/>
      <text:p text:style-name="P269">2.3.6.1.2.)Abschnitt For-Double SortedHashRefResults</text:p>
      <text:p text:style-name="P1"/>
      <text:list text:style-name="L59">
        <text:list-item>
          <text:p text:style-name="P63">Zusammenführung von gleichen Ergebnissen anhand des SHA1 Wertes und entsprechende Aktualisierung der verwendeten Hash Struktur</text:p>
        </text:list-item>
      </text:list>
      <text:p text:style-name="P1"/>
      <text:p text:style-name="P269">2.3.6.1.3.)Abschnitt While-Ergebniszusammenstellung</text:p>
      <text:p text:style-name="P1"/>
      <text:list text:style-name="L60">
        <text:list-item>
          <text:p text:style-name="P64">Vorbereitung der Ergebnisse für finale Sortierung</text:p>
        </text:list-item>
      </text:list>
      <text:p text:style-name="P1"/>
      <text:p text:style-name="P269">2.3.6.1.4.)Abschnitt Sortierung</text:p>
      <text:p text:style-name="P1"/>
      <text:list text:style-name="L61">
        <text:list-item>
          <text:p text:style-name="P65">Eigentliche Sortierung der Ergebnisse anhand der Interen Sortierungspunkte einer Quelle</text:p>
        </text:list-item>
      </text:list>
      <text:p text:style-name="P1"/>
      <text:p text:style-name="P269">2.3.6.2.)GetKeyWordMatching()</text:p>
      <text:p text:style-name="P1"/>
      <text:list text:style-name="L62">
        <text:list-item>
          <text:p text:style-name="P66">Funktionsteil zur Bestimmung der Sortierungspunkte</text:p>
        </text:list-item>
      </text:list>
      <text:p text:style-name="P1"/>
      <text:p text:style-name="P269">2.3.6.3.)GetSpeedPoints()</text:p>
      <text:p text:style-name="P1"/>
      <text:list text:style-name="L63">
        <text:list-item>
          <text:p text:style-name="P67">Zuordnung der Sortierungspunkte einer Datei anhand der Übertragungsgeschwindigkeit des ausliefernden Rechners</text:p>
        </text:list-item>
      </text:list>
      <text:p text:style-name="P1"/>
      <text:p text:style-name="P269">2.3.6.4.)SortArray()</text:p>
      <text:p text:style-name="P1"/>
      <text:list text:style-name="L64">
        <text:list-item>
          <text:p text:style-name="P68">Sortierung des Inhaltes eines Arrays</text:p>
        </text:list-item>
      </text:list>
      <text:p text:style-name="P1"/>
      <text:p text:style-name="P269">2.3.7.)CheckSum.pm</text:p>
      <text:p text:style-name="P1"/>
      <text:list text:style-name="L65">
        <text:list-item>
          <text:p text:style-name="P69">Funktionsbibliothek zum Erstellen verschiedener Prüfsummen</text:p>
        </text:list-item>
      </text:list>
      <text:p text:style-name="P1"/>
      <text:p text:style-name="P269">2.3.7.1.)MD5ToHEX()</text:p>
      <text:p text:style-name="P1"/>
      <text:list text:style-name="L66">
        <text:list-item>
          <text:p text:style-name="P70">Erstellung einer MD5 Prüfsumme</text:p>
        </text:list-item>
      </text:list>
      <text:p text:style-name="P1"/>
      <text:p text:style-name="P269">2.3.7.2.)MD4ToHEX()</text:p>
      <text:p text:style-name="P1"/>
      <text:list text:style-name="L67">
        <text:list-item>
          <text:p text:style-name="P71">Erstellung einer MD4 Prüfsumme</text:p>
        </text:list-item>
      </text:list>
      <text:p text:style-name="P1"/>
      <text:p text:style-name="P269">2.3.7.3.)SHA1ToHEX()</text:p>
      <text:p text:style-name="P1"/>
      <text:list text:style-name="L68">
        <text:list-item>
          <text:p text:style-name="P72">Erstellung einer SHA1 Prüfsumme</text:p>
        </text:list-item>
      </text:list>
      <text:p text:style-name="P1"/>
      <text:p text:style-name="P269">2.3.8.)ResultCache.pm</text:p>
      <text:p text:style-name="P1"/>
      <text:list text:style-name="L69">
        <text:list-item>
          <text:p text:style-name="P73">Vorhalten eines Ergebniscaches für eine Suchanfrage</text:p>
        </text:list-item>
      </text:list>
      <text:p text:style-name="P1"/>
      <text:p text:style-name="P269">2.3.8.1.)readCache()</text:p>
      <text:p text:style-name="P1"/>
      <text:list text:style-name="L70">
        <text:list-item>
          <text:p text:style-name="P74">Cache lesen</text:p>
        </text:list-item>
      </text:list>
      <text:p text:style-name="P1"/>
      <text:p text:style-name="P269">2.3.8.2.)writeCache()</text:p>
      <text:p text:style-name="P1"/>
      <text:list text:style-name="L71">
        <text:list-item>
          <text:p text:style-name="P75">Cache schreiben</text:p>
        </text:list-item>
      </text:list>
      <text:p text:style-name="P1"/>
      <text:p text:style-name="P269">2.3.9.)CryptoLibrary.pm</text:p>
      <text:p text:style-name="P1"/>
      <text:list text:style-name="L72">
        <text:list-item>
          <text:p text:style-name="P76">Funktionen zur Abwicklung verschlüsselter Kommunikation</text:p>
        </text:list-item>
      </text:list>
      <text:p text:style-name="P1"/>
      <text:p text:style-name="P269">2.3.9.1.)GetPrivateCryptoKeyFromDatabase()</text:p>
      <text:p text:style-name="P1"/>
      <text:list text:style-name="L73">
        <text:list-item>
          <text:p text:style-name="P77">Bestimmung des Privaten Cryptokeys anhand eines übergebenen Public Keys basierend auf einem MySQL Services</text:p>
        </text:list-item>
      </text:list>
      <text:p text:style-name="P1"/>
      <text:p text:style-name="P269">2.3.9.2.)Encrypt()</text:p>
      <text:p text:style-name="P1"/>
      <text:list text:style-name="L74">
        <text:list-item>
          <text:p text:style-name="P78">Funktion zum Verschlüsseln von Daten</text:p>
        </text:list-item>
      </text:list>
      <text:p text:style-name="P1"/>
      <text:p text:style-name="P269">2.3.9.3.)Decrypt()</text:p>
      <text:p text:style-name="P1"/>
      <text:list text:style-name="L75">
        <text:list-item>
          <text:p text:style-name="P79">Funktion zum Entschlüsseln von Daten</text:p>
        </text:list-item>
      </text:list>
      <text:p text:style-name="P1"/>
      <text:p text:style-name="P269">2.3.9.4.)CreateCryptoObject()</text:p>
      <text:p text:style-name="P1"/>
      <text:list text:style-name="L76">
        <text:list-item>
          <text:p text:style-name="P80">Erstellung eines benötigten Crypto Objektes in Perl</text:p>
        </text:list-item>
      </text:list>
      <text:p text:style-name="P1"/>
      <text:p text:style-name="P269">2.3.9.5.)SimpleRandom()</text:p>
      <text:p text:style-name="P1"/>
      <text:list text:style-name="L77">
        <text:list-item>
          <text:p text:style-name="P81">Lieferung einer zufälligen Zahl</text:p>
        </text:list-item>
      </text:list>
      <text:p text:style-name="P1"/>
      <text:p text:style-name="P269">2.3.9.6.)URandom()</text:p>
      <text:p text:style-name="P1"/>
      <text:list text:style-name="L78">
        <text:list-item>
          <text:p text:style-name="P82">Auslesen von zufälligen Daten aus dem urandom()-Device</text:p>
        </text:list-item>
      </text:list>
      <text:p text:style-name="P1"/>
      <text:p text:style-name="P269">2.3.9.7.)SimpleURandom()</text:p>
      <text:p text:style-name="P1"/>
      <text:list text:style-name="L79">
        <text:list-item>
          <text:p text:style-name="P83">Erstellen von Zufallsdaten</text:p>
        </text:list-item>
      </text:list>
      <text:p text:style-name="P1"/>
      <text:p text:style-name="P269">2.3.9.8.)GenerateTemporaryKey()</text:p>
      <text:p text:style-name="P1"/>
      <text:list text:style-name="L80">
        <text:list-item>
          <text:p text:style-name="P84">Zufallsfunktionen zum Erstellen von Lizenzen</text:p>
        </text:list-item>
      </text:list>
      <text:p text:style-name="P1"/>
      <text:p text:style-name="P269">2.3.9.9.)ShuffleArrayAdvanced()</text:p>
      <text:p text:style-name="P1"/>
      <text:list text:style-name="L81">
        <text:list-item>
          <text:p text:style-name="P85">Zufallsfunktionen zum Erstellen von Lizenzen</text:p>
        </text:list-item>
      </text:list>
      <text:p text:style-name="P1"/>
      <text:p text:style-name="P269">2.3.9.10.)ShuffleArray()</text:p>
      <text:p text:style-name="P1"/>
      <text:list text:style-name="L82">
        <text:list-item>
          <text:p text:style-name="P86">Zufallsfunktionen zum Erstellen von Lizenzen</text:p>
        </text:list-item>
      </text:list>
      <text:p text:style-name="P1"/>
      <text:p text:style-name="P269">2.3.10.)LicenceManagement.pm</text:p>
      <text:p text:style-name="P1"/>
      <text:list text:style-name="L83">
        <text:list-item>
          <text:p text:style-name="P87">Funktionen für das Lizenzmanagement</text:p>
        </text:list-item>
      </text:list>
      <text:p text:style-name="P1"/>
      <text:p text:style-name="P269">2.3.10.1.)CheckLicence()</text:p>
      <text:p text:style-name="P1"/>
      <text:list text:style-name="L84">
        <text:list-item>
          <text:p text:style-name="P88">Prüfe die Gültigkeit einer übergebenen Lizenz</text:p>
        </text:list-item>
      </text:list>
      <text:p text:style-name="P1"/>
      <text:p text:style-name="P269">2.3.11.)LicenceGenerator.pm</text:p>
      <text:p text:style-name="P1"/>
      <text:list text:style-name="L85">
        <text:list-item>
          <text:p text:style-name="P89">Funktion zum Erstellen von Lizenzen</text:p>
        </text:list-item>
      </text:list>
      <text:p text:style-name="P1"/>
      <text:p text:style-name="P269">2.3.11.1.)GenerateALLLicenceForToday()</text:p>
      <text:p text:style-name="P1"/>
      <text:list text:style-name="L86">
        <text:list-item>
          <text:p text:style-name="P90">Funktion zum Erstellen einer globalen Lizenz für den aktuellen Tag</text:p>
        </text:list-item>
      </text:list>
      <text:p text:style-name="P1"/>
      <text:p text:style-name="P269">2.3.11.2.)GenerateKombiJavaMP3LicenceForToday()</text:p>
      <text:p text:style-name="P1"/>
      <text:list text:style-name="L87">
        <text:list-item>
          <text:p text:style-name="P91">Funktion zum Erstellen einer Lizenz für spezielle Kombinationen für den aktuellen Tag</text:p>
        </text:list-item>
      </text:list>
      <text:p text:style-name="P1"/>
      <text:p text:style-name="P269">2.3.11.3.)GenerateKombiKlingelDocuLicenceForToday()</text:p>
      <text:p text:style-name="P1"/>
      <text:list text:style-name="L88">
        <text:list-item>
          <text:p text:style-name="P92">Funktion zum Erstellen einer Lizenz für spezielle Kombinationen für den aktuellen Tag</text:p>
        </text:list-item>
      </text:list>
      <text:p text:style-name="P1"/>
      <text:p text:style-name="P269">2.3.11.4.)GenerateKombiBilderVideoLicenceForToday()</text:p>
      <text:p text:style-name="P1"/>
      <text:list text:style-name="L89">
        <text:list-item>
          <text:p text:style-name="P93">Funktion zum Erstellen einer Lizenz für spezielle Kombinationen für den aktuellen Tag</text:p>
        </text:list-item>
      </text:list>
      <text:p text:style-name="P1"/>
      <text:p text:style-name="P269">2.3.11.5.)GenerateDocuLicenceForToday()</text:p>
      <text:p text:style-name="P1"/>
      <text:list text:style-name="L90">
        <text:list-item>
          <text:p text:style-name="P94">Funktion zum Erstellen einer Lizenz für Dokumentation Downloads für den aktuellen Tag</text:p>
        </text:list-item>
      </text:list>
      <text:p text:style-name="P1"/>
      <text:p text:style-name="P269">2.3.11.6.)GenerateJavaLicenceForToday()</text:p>
      <text:p text:style-name="P1"/>
      <text:list text:style-name="L91">
        <text:list-item>
          <text:p text:style-name="P95">Funktion zum Erstellen einer Lizenz für Java Downloads für den aktuellen Tag</text:p>
        </text:list-item>
      </text:list>
      <text:p text:style-name="P1"/>
      <text:p text:style-name="P269">2.3.11.7.)GenerateVideoLicenceForToday()</text:p>
      <text:p text:style-name="P1"/>
      <text:list text:style-name="L92">
        <text:list-item>
          <text:p text:style-name="P96">Funktion zum Erstellen einer Lizenz für Video Downloads für den aktuellen Tag</text:p>
        </text:list-item>
      </text:list>
      <text:p text:style-name="P1"/>
      <text:p text:style-name="P269"/>
      <text:p text:style-name="P269"/>
      <text:p text:style-name="P269">2.3.11.8.)GenerateKlingelLicenceForToday()</text:p>
      <text:p text:style-name="P1"/>
      <text:list text:style-name="L93">
        <text:list-item>
          <text:p text:style-name="P97">Funktion zum Erstellen einer Lizenz für Klingeltöne Downloads für den aktuellen Tag</text:p>
        </text:list-item>
      </text:list>
      <text:p text:style-name="P1"/>
      <text:p text:style-name="P269">2.3.11.9.)GenerateMP3LicenceForToday()</text:p>
      <text:p text:style-name="P1"/>
      <text:list text:style-name="L94">
        <text:list-item>
          <text:p text:style-name="P98">Funktion zum Erstellen einer Lizenz für MP3 Downloads für den aktuellen Tag</text:p>
        </text:list-item>
      </text:list>
      <text:p text:style-name="P1"/>
      <text:p text:style-name="P269">2.3.11.10.)GenerateBildLicenceForToday()</text:p>
      <text:p text:style-name="P1"/>
      <text:list text:style-name="L95">
        <text:list-item>
          <text:p text:style-name="P99">Funktion zum Erstellen einer Lizenz für Bilder Downloads für den aktuellen Tag</text:p>
        </text:list-item>
      </text:list>
      <text:p text:style-name="P1"/>
      <text:p text:style-name="P269">2.3.11.11.)AddLicenceToSQL()</text:p>
      <text:p text:style-name="P1"/>
      <text:list text:style-name="L96">
        <text:list-item>
          <text:p text:style-name="P100">Funktion, die eine aktuellen Lizenz in den SQL Server integriert</text:p>
        </text:list-item>
      </text:list>
      <text:p text:style-name="P1"/>
      <text:p text:style-name="P269">2.3.11.12.)GenerateLicence()</text:p>
      <text:p text:style-name="P1"/>
      <text:list text:style-name="L97">
        <text:list-item>
          <text:p text:style-name="P101">Funktion, die eine Lizenz erstellt</text:p>
        </text:list-item>
      </text:list>
      <text:p text:style-name="P1"/>
      <text:p text:style-name="P269">2.3.11.13.)SaveLicenceSQLToFile()</text:p>
      <text:p text:style-name="P1"/>
      <text:list text:style-name="L98">
        <text:list-item>
          <text:p text:style-name="P102">Speichern einer Lizenz in eine Datei</text:p>
        </text:list-item>
      </text:list>
      <text:p text:style-name="P1"/>
      <text:p text:style-name="P269">2.3.11.14.)SaveCryptoSQLToFile()</text:p>
      <text:p text:style-name="P1"/>
      <text:list text:style-name="L99">
        <text:list-item>
          <text:p text:style-name="P103">Speichern eine CryptoKey Datei in eine externe Datei</text:p>
        </text:list-item>
      </text:list>
      <text:p text:style-name="P1"/>
      <text:p text:style-name="P269">2.3.12.)LicenceTransfer.pm</text:p>
      <text:p text:style-name="P1"/>
      <text:list text:style-name="L100">
        <text:list-item>
          <text:p text:style-name="P104">Funktionen zum Übertragen von Lizenzen</text:p>
        </text:list-item>
      </text:list>
      <text:p text:style-name="P1"/>
      <text:p text:style-name="P269">2.3.12.1.)EncryptLicenceForTransfer()</text:p>
      <text:p text:style-name="P1"/>
      <text:list text:style-name="L101">
        <text:list-item>
          <text:p text:style-name="P105">Verschlüsselung von Lizenzen für den anstehenden Transfer</text:p>
        </text:list-item>
      </text:list>
      <text:p text:style-name="P1"/>
      <text:p text:style-name="P269">2.3.12.2.)DecryptLicence()</text:p>
      <text:p text:style-name="P1"/>
      <text:list text:style-name="L102">
        <text:list-item>
          <text:p text:style-name="P106">Entschlüsseln einer Lizenz ( nach dem Transfer )</text:p>
        </text:list-item>
      </text:list>
      <text:p text:style-name="P1"/>
      <text:p text:style-name="P269">2.3.12.3.)TransferEncryptedContent()</text:p>
      <text:p text:style-name="P1"/>
      <text:list text:style-name="L103">
        <text:list-item>
          <text:p text:style-name="P107">Übertragung von verschlüsselten Lizenz und Crypto Daten</text:p>
        </text:list-item>
      </text:list>
      <text:p text:style-name="P1"/>
      <text:p text:style-name="P269">2.3.12.4.)CheckIfEncryptedFileExists()</text:p>
      <text:p text:style-name="P1"/>
      <text:list text:style-name="L104">
        <text:list-item>
          <text:p text:style-name="P108">Testing, ob eine verschlüsselte Datei existiert ( aktuell noch nicht verwendet )</text:p>
        </text:list-item>
      </text:list>
      <text:p text:style-name="P1"/>
      <text:p text:style-name="P269">2.3.12.5.)SendCheckSumOfFiles()</text:p>
      <text:p text:style-name="P1"/>
      <text:list text:style-name="L105">
        <text:list-item>
          <text:p text:style-name="P109">Sende die MD5 Werte der aktuellen Lizenzdaten via eMail an den Administrator</text:p>
        </text:list-item>
      </text:list>
      <text:p text:style-name="P1"/>
      <text:p text:style-name="P269"/>
      <text:p text:style-name="P269"/>
      <text:p text:style-name="P269">2.3.12.6.)InstallLicenceToDataBase()</text:p>
      <text:p text:style-name="P1"/>
      <text:list text:style-name="L106">
        <text:list-item>
          <text:p text:style-name="P110">Installieren eine Lizenz in die Datenbank</text:p>
        </text:list-item>
      </text:list>
      <text:p text:style-name="P1"/>
      <text:p text:style-name="P269">2.3.12.7.)TestInstalledLicence()</text:p>
      <text:p text:style-name="P1"/>
      <text:list text:style-name="L107">
        <text:list-item>
          <text:p text:style-name="P111">Prüfe eine SQL Datenbank auf die korrekte Installation der Lizenzdaten</text:p>
        </text:list-item>
      </text:list>
      <text:p text:style-name="P1"/>
      <text:p text:style-name="P269">2.3.13.)SQL.pm</text:p>
      <text:p text:style-name="P1"/>
      <text:list text:style-name="L108">
        <text:list-item>
          <text:p text:style-name="P112">SQL spezifische Funktionen</text:p>
        </text:list-item>
      </text:list>
      <text:p text:style-name="P1"/>
      <text:p text:style-name="P269">2.3.13.1.)SQLConnect()</text:p>
      <text:p text:style-name="P1"/>
      <text:list text:style-name="L109">
        <text:list-item>
          <text:p text:style-name="P113">Verbindung zum SQL Server aufbauen</text:p>
        </text:list-item>
      </text:list>
      <text:p text:style-name="P1"/>
      <text:p text:style-name="P269">2.3.15.)SortArray.pm</text:p>
      <text:p text:style-name="P1"/>
      <text:list text:style-name="L3">
        <text:list-item>
          <text:p text:style-name="P4">Funktion zum Sortieren von Daten ( externe Datei: PERL- Lizenz )</text:p>
        </text:list-item>
        <text:list-item>
          <text:p text:style-name="P4">Funktionalität ist nun in PhexSortRank.pm integriert</text:p>
        </text:list-item>
        <text:list-item>
          <text:p text:style-name="P4">wird nicht mehr aktiv verwendet</text:p>
        </text:list-item>
      </text:list>
      <text:p text:style-name="P1"/>
      <text:p text:style-name="P269">2.3.15.1.)Discard_Duplicates()</text:p>
      <text:p text:style-name="P1"/>
      <text:list text:style-name="L110">
        <text:list-item>
          <text:p text:style-name="P114">Entferne Doppelte Einträge bei einer Sortierung</text:p>
        </text:list-item>
      </text:list>
      <text:p text:style-name="P1"/>
      <text:p text:style-name="P269">2.3.15.2.)Sort_Table()</text:p>
      <text:p text:style-name="P1"/>
      <text:list text:style-name="L111">
        <text:list-item>
          <text:p text:style-name="P115">Eigentliche Sortierung der Ergebnisse</text:p>
        </text:list-item>
      </text:list>
      <text:p text:style-name="P1"/>
      <text:p text:style-name="P269">2.3.16.)Mail.pm</text:p>
      <text:p text:style-name="P1"/>
      <text:list text:style-name="L112">
        <text:list-item>
          <text:p text:style-name="P116">Verteilung von Informationen mittels eMail ( zur Zeit noch nicht verwendet ) </text:p>
        </text:list-item>
      </text:list>
      <text:p text:style-name="P1"/>
      <text:p text:style-name="P269">2.3.16.1.)SendNoHandyClientSocketMail()</text:p>
      <text:p text:style-name="P1"/>
      <text:list text:style-name="L113">
        <text:list-item>
          <text:p text:style-name="P117">Sende eMail im Fehlerfall </text:p>
        </text:list-item>
      </text:list>
      <text:p text:style-name="P1"/>
      <text:p text:style-name="P269">2.3.16.2.)SendProxyDownMail()</text:p>
      <text:p text:style-name="P1"/>
      <text:list text:style-name="L114">
        <text:list-item>
          <text:p text:style-name="P118">Sende eMail im Fehlerfall </text:p>
        </text:list-item>
      </text:list>
      <text:p text:style-name="P1"/>
      <text:p text:style-name="P269">2.3.16.3.)SendMail()</text:p>
      <text:p text:style-name="P1"/>
      <text:list text:style-name="L115">
        <text:list-item>
          <text:p text:style-name="P119">Funktion für Versendung von eMails</text:p>
        </text:list-item>
      </text:list>
      <text:p text:style-name="P1"/>
      <text:p text:style-name="P269">2.3.17.)Filter.pm</text:p>
      <text:p text:style-name="P1"/>
      <text:list text:style-name="L116">
        <text:list-item>
          <text:p text:style-name="P120">Abbildung rudimentäre Filterfunktionen</text:p>
        </text:list-item>
      </text:list>
      <text:p text:style-name="P1"/>
      <text:p text:style-name="P269">2.3.17.1.)SpamFilter()</text:p>
      <text:p text:style-name="P1"/>
      <text:list text:style-name="L117">
        <text:list-item>
          <text:p text:style-name="P121">Einfacher Spam Filter</text:p>
        </text:list-item>
      </text:list>
      <text:p text:style-name="P1"/>
      <text:p text:style-name="P269">2.3.17.2.)SizeFilter()</text:p>
      <text:p text:style-name="P1"/>
      <text:list text:style-name="L118">
        <text:list-item>
          <text:p text:style-name="P122">Dateigrößefilter</text:p>
        </text:list-item>
      </text:list>
      <text:p text:style-name="P1"/>
      <text:p text:style-name="P269">2.3.18.)IPFilter.pm</text:p>
      <text:p text:style-name="P1"/>
      <text:list text:style-name="L119">
        <text:list-item>
          <text:p text:style-name="P123">IP Filter</text:p>
        </text:list-item>
      </text:list>
      <text:p text:style-name="P1"/>
      <text:p text:style-name="P269">2.3.18.1.)IPBlocker()</text:p>
      <text:p text:style-name="P1"/>
      <text:list text:style-name="L120">
        <text:list-item>
          <text:p text:style-name="P124">Abblocken von Kommunikationsverbindung bei positiven IP Matching</text:p>
        </text:list-item>
      </text:list>
      <text:p text:style-name="P1"/>
      <text:p text:style-name="P269">2.3.18.2.)SimpleFilter()</text:p>
      <text:p text:style-name="P1"/>
      <text:list text:style-name="L121">
        <text:list-item>
          <text:p text:style-name="P125">Einfache IP Filterung mittels Textflatfile</text:p>
        </text:list-item>
      </text:list>
      <text:p text:style-name="P1"/>
      <text:p text:style-name="P269">2.3.18.3.)AdvancedFilter()</text:p>
      <text:p text:style-name="P1"/>
      <text:list text:style-name="L122">
        <text:list-item>
          <text:p text:style-name="P126">Erweiterte Filtermöglichkeiten des IP Blockers ( sehr Speicher und CPU intensiv, aktuell keine Verwendung ) </text:p>
        </text:list-item>
      </text:list>
      <text:p text:style-name="P1"/>
      <text:p text:style-name="P269">2.3.18.4.)ReloadFilter()</text:p>
      <text:p text:style-name="P1"/>
      <text:list text:style-name="L123">
        <text:list-item>
          <text:p text:style-name="P127">Filterdateien neu einlesen</text:p>
        </text:list-item>
      </text:list>
      <text:p text:style-name="P1"/>
      <text:p text:style-name="P269">2.3.18.5.)GenerateIPAdressesFromRange()</text:p>
      <text:p text:style-name="P1"/>
      <text:list text:style-name="L124">
        <text:list-item>
          <text:p text:style-name="P128">Erstellung von IP Adressen anhand eines IP Ranges</text:p>
        </text:list-item>
      </text:list>
      <text:p text:style-name="P1"/>
      <text:p text:style-name="P269">2.3.19.)FileTypes.pm</text:p>
      <text:p text:style-name="P1"/>
      <text:list text:style-name="L125">
        <text:list-item>
          <text:p text:style-name="P129">Zuordnung von Dateitypen zu einer Lizenzkategorie</text:p>
        </text:list-item>
      </text:list>
      <text:p text:style-name="P1"/>
      <text:p text:style-name="P269">2.3.20.)Daemon.pm</text:p>
      <text:p text:style-name="P1"/>
      <text:list text:style-name="L126">
        <text:list-item>
          <text:p text:style-name="P130">Funktionen für gesicherte und stabile Parallelverarbeitung des Paris und Distributed Paris Backendes</text:p>
        </text:list-item>
      </text:list>
      <text:p text:style-name="P1"><text:tab/></text:p>
      <text:p text:style-name="P269">3.)BitJoe DistributedParis.pl</text:p>
      <text:p text:style-name="P1"/>
      <text:list text:style-name="L127">
        <text:list-item>
          <text:p text:style-name="P131">Distributed Paris Backend für bandbreitenschonende und verschlüsselte Kommunikation vom Distributed Server mit den angeschlossenen, normalen Paris Servern</text:p>
        </text:list-item>
      </text:list>
      <text:p text:style-name="P1"/>
      <text:p text:style-name="P1"><text:span text:style-name="T2">3.1.)Programminterne Abschnitte</text:span> </text:p>
      <text:p text:style-name="P1"/>
      <text:list text:style-name="L128">
        <text:list-item>
          <text:p text:style-name="P132">Parallele Verarbeitung der Verbindungen mittels Prozessabspaltung</text:p>
        </text:list-item>
        <text:list-item>
          <text:p text:style-name="P132">Gesicherte und komprimierte Kommunikation zu den angeschlossenen Paris Servern</text:p>
        </text:list-item>
        <text:list-item>
          <text:p text:style-name="P132">Darstellung einer öffentlichen Kommunikationsschnittstelle für Handyclients</text:p>
        </text:list-item>
        <text:list-item>
          <text:p text:style-name="P132">Vorhalten eines Ergebnisscaches / Auslieferung von Cache-Ergebnissen </text:p>
        </text:list-item>
        <text:list-item>
          <text:p text:style-name="P132">Initialisierung der Verbindungs- und Ergebnisdatenbank</text:p>
        </text:list-item>
      </text:list>
      <text:p text:style-name="P1"/>
      <text:p text:style-name="P269">3.1.1.)Abschnitt Verbindungsaufbau</text:p>
      <text:p text:style-name="P1"/>
      <text:list text:style-name="L129">
        <text:list-item>
          <text:p text:style-name="P137">Verbindungsaufbau zu allen beteiligten, normalen Paris Rechnern</text:p>
        </text:list-item>
        <text:list-item>
          <text:p text:style-name="P137">Verbindungen werden in einer Hash Struktur vorgehalten</text:p>
        </text:list-item>
        <text:list-item>
          <text:p text:style-name="P137">Versendung von eMail an Administrator im Fehlerfall</text:p>
        </text:list-item>
      </text:list>
      <text:p text:style-name="P1"/>
      <text:p text:style-name="P269">3.1.2.)Abschnitt Entschlüsselung Handynachricht</text:p>
      <text:p text:style-name="P1"/>
      <text:list text:style-name="L130">
        <text:list-item>
          <text:p text:style-name="P140">Mittels Public Key des Handys wird die Kommunikation von Handy zum Paris Distributed Backend entschlüsselt</text:p>
        </text:list-item>
      </text:list>
      <text:p text:style-name="P1"/>
      <text:p text:style-name="P269">3.1.3.)Abschnitt Licence Check</text:p>
      <text:p text:style-name="P1"/>
      <text:list text:style-name="L131">
        <text:list-item>
          <text:p text:style-name="P141">Prüfen auf gültige Lizenz, Abbrechen der Kommunikationsverbindung im Fehlerfall</text:p>
        </text:list-item>
      </text:list>
      <text:p text:style-name="P1"/>
      <text:p text:style-name="P269">3.1.4.)Abschnitt Suchanfrage stellen</text:p>
      <text:p text:style-name="P1"/>
      <text:list text:style-name="L132">
        <text:list-item>
          <text:p text:style-name="P142">Absenden von Suchanfragen an alle beteiligten Paris Rechner auf Basis der Verbindungs Hash Struktur</text:p>
        </text:list-item>
      </text:list>
      <text:p text:style-name="P1"/>
      <text:p text:style-name="P269">3.1.5.)Abschnitt Ergebiss abholen</text:p>
      <text:p text:style-name="P1"/>
      <text:list text:style-name="L133">
        <text:list-item>
          <text:p text:style-name="P143">Abholen der Ergebnisse von allen Paris Rechnern</text:p>
        </text:list-item>
      </text:list>
      <text:p text:style-name="P1"/>
      <text:p text:style-name="P269">3.1.6.)Abschnitt Ergebniszusammenführung</text:p>
      <text:p text:style-name="P1"/>
      <text:list text:style-name="L134">
        <text:list-item>
          <text:p text:style-name="P144">Integration der Ergebnisse aller Paris Rechner in eine Hash Struktur</text:p>
        </text:list-item>
      </text:list>
      <text:p text:style-name="P1"/>
      <text:p text:style-name="P269">3.1.7.)Abschnitt Ergebniszusammenführung-Ergebnisparsing</text:p>
      <text:p text:style-name="P1"/>
      <text:list text:style-name="L135">
        <text:list-item>
          <text:p text:style-name="P145">Ergebnisparsing anhand des BitJoe Paris Ergebnis Protokolles</text:p>
        </text:list-item>
      </text:list>
      <text:p text:style-name="P1"/>
      <text:p text:style-name="P269">3.1.8.)Abschnitt Ergebniszusammenführung-Integration</text:p>
      <text:p text:style-name="P1"/>
      <text:list text:style-name="L136">
        <text:list-item>
          <text:p text:style-name="P146">Integration aller geparsten Ergebnisse aus 3.1.7 in eine Hash Struktur</text:p>
        </text:list-item>
      </text:list>
      <text:p text:style-name="P1"/>
      <text:p text:style-name="P269">3.1.9.)Abschnitt Ergebnis Sortierung</text:p>
      <text:p text:style-name="P1"/>
      <text:list text:style-name="L137">
        <text:list-item>
          <text:p text:style-name="P147">Sortierung der Hash Struktur anhand der Sortierungspunkte einer Quelle</text:p>
        </text:list-item>
      </text:list>
      <text:p text:style-name="P1"/>
      <text:p text:style-name="P269">3.1.10.)Abschnitt Abschlussausführungen</text:p>
      <text:p text:style-name="P1"/>
      <text:list text:style-name="L138">
        <text:list-item>
          <text:p text:style-name="P148">Ausliefern von Ergebnissen an den Handyclient</text:p>
        </text:list-item>
        <text:list-item>
          <text:p text:style-name="P148">Schreiben von Cache Ergebnissen</text:p>
        </text:list-item>
        <text:list-item>
          <text:p text:style-name="P148">Debugging Ausgaben</text:p>
        </text:list-item>
        <text:list-item>
          <text:p text:style-name="P148">Beenden und Schließen von offenen Kommunikationshand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499cm" fo:margin-bottom="2.499cm" fo:margin-left="4.001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1-02T12:53:37</meta:creation-date>
    <dc:language>de-DE</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6" meta:paragraph-count="466" meta:word-count="2789" meta:character-count="24920"/>
  </office:meta>
</office:document-meta>
</file>